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00" fo:font-weight="normal" style:font-weight-asian="normal" style:font-weight-complex="normal"/>
    </style:style>
    <style:style style:name="ce7" style:family="table-cell" style:parent-style-name="Default">
      <style:text-properties fo:color="#ff3300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4"/>
          <table:table-cell table:style-name="ce4" office:value-type="string" calcext:value-type="string">
            <text:p>Desktop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3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 Zero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X86_64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armv7l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asic operation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ccumulate</text:p>
          </table:table-cell>
          <table:table-cell table:formula="of:=['x86_64-gtx1080-1296x972'.I4]" office:value-type="float" office:value="0.00001483514912" calcext:value-type="float">
            <text:p>1.483514912E-05</text:p>
          </table:table-cell>
          <table:table-cell table:formula="of:=['x86_64-gtx1080-1296x972'.I3]" office:value-type="float" office:value="0.00023028162912" calcext:value-type="float">
            <text:p>0.0002302816</text:p>
          </table:table-cell>
          <table:table-cell table:formula="of:=['x86_64-gtx1080-2016x1512'.I3]" office:value-type="float" office:value="0.00071814823032" calcext:value-type="float">
            <text:p>0.0007181482</text:p>
          </table:table-cell>
          <table:table-cell table:formula="of:=['x86_64-gtx1080-4032x3024'.I3]" office:value-type="float" office:value="0.00409391663074" calcext:value-type="float">
            <text:p>0.0040939166</text:p>
          </table:table-cell>
          <table:table-cell table:formula="of:=['armv7l-1296x972'.I4]" office:value-type="float" office:value="0.0015603908754" calcext:value-type="float">
            <text:p>0.0015603909</text:p>
          </table:table-cell>
          <table:table-cell table:formula="of:=['armv7l-1296x972'.I3]" office:value-type="float" office:value="0.0106201708754" calcext:value-type="float">
            <text:p>0.0106201709</text:p>
          </table:table-cell>
          <table:table-cell table:formula="of:=['armv7l-2016x1512'.I3]" office:value-type="float" office:value="0.0257108106876" calcext:value-type="float">
            <text:p>0.0257108107</text:p>
          </table:table-cell>
          <table:table-cell table:formula="of:=['armv7l-4032x3024'.I3]" office:value-type="float" office:value="0.1029791906876" calcext:value-type="float">
            <text:p>0.1029791907</text:p>
          </table:table-cell>
          <table:table-cell table:number-columns-repeated="4"/>
          <table:table-cell office:value-type="string" calcext:value-type="string">
            <text:p>Time per op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7" table:formula="of:=1/[.B6]" office:value-type="float" office:value="67407.478813398" calcext:value-type="float">
            <text:p>67407.478813398</text:p>
          </table:table-cell>
          <table:table-cell table:style-name="ce7" table:formula="of:=1/[.C6]" office:value-type="float" office:value="4342.50879595306" calcext:value-type="float">
            <text:p>4342.5087959531</text:p>
          </table:table-cell>
          <table:table-cell table:style-name="ce7" table:formula="of:=1/[.D6]" office:value-type="float" office:value="1392.4701862099" calcext:value-type="float">
            <text:p>1392.4701862099</text:p>
          </table:table-cell>
          <table:table-cell table:style-name="ce7" table:formula="of:=1/[.E6]" office:value-type="float" office:value="244.264866678353" calcext:value-type="float">
            <text:p>244.2648666784</text:p>
          </table:table-cell>
          <table:table-cell table:style-name="ce7" table:formula="of:=1/[.F6]" office:value-type="float" office:value="640.865065135461" calcext:value-type="float">
            <text:p>640.8650651355</text:p>
          </table:table-cell>
          <table:table-cell table:style-name="ce7" table:formula="of:=1/[.G6]" office:value-type="float" office:value="94.1604435307483" calcext:value-type="float">
            <text:p>94.1604435307</text:p>
          </table:table-cell>
          <table:table-cell table:style-name="ce7" table:formula="of:=1/[.H6]" office:value-type="float" office:value="38.8941450407975" calcext:value-type="float">
            <text:p>38.8941450408</text:p>
          </table:table-cell>
          <table:table-cell table:style-name="ce7" table:formula="of:=1/[.I6]" office:value-type="float" office:value="9.71069973771325" calcext:value-type="float">
            <text:p>9.7106997377</text:p>
          </table:table-cell>
          <table:table-cell table:style-name="ce7" table:number-columns-repeated="4"/>
          <table:table-cell table:style-name="ce7" office:value-type="string" calcext:value-type="string">
            <text:p>Ops / sec</text:p>
          </table:table-cell>
          <table:table-cell table:style-name="ce7" table:number-columns-repeated="1010"/>
        </table:table-row>
        <table:table-row table:style-name="ro1">
          <table:table-cell table:style-name="ce5" office:value-type="string" calcext:value-type="string">
            <text:p>Bitwise and</text:p>
          </table:table-cell>
          <table:table-cell table:formula="of:=['x86_64-gtx1080-1296x972'.I6]" office:value-type="float" office:value="0.00000415837712" calcext:value-type="float">
            <text:p>4.15837712E-06</text:p>
          </table:table-cell>
          <table:table-cell table:formula="of:=['x86_64-gtx1080-1296x972'.I5]" office:value-type="float" office:value="0.00008808164912" calcext:value-type="float">
            <text:p>8.808164912E-05</text:p>
          </table:table-cell>
          <table:table-cell table:formula="of:=['x86_64-gtx1080-2016x1512'.I5]" office:value-type="float" office:value="0.00021170323032" calcext:value-type="float">
            <text:p>0.0002117032</text:p>
          </table:table-cell>
          <table:table-cell table:formula="of:=['x86_64-gtx1080-4032x3024'.I5]" office:value-type="float" office:value="0.00117325063074" calcext:value-type="float">
            <text:p>0.0011732506</text:p>
          </table:table-cell>
          <table:table-cell table:formula="of:=['armv7l-1296x972'.I6]" office:value-type="float" office:value="0.0001656874754" calcext:value-type="float">
            <text:p>0.0001656875</text:p>
          </table:table-cell>
          <table:table-cell table:formula="of:=['armv7l-1296x972'.I5]" office:value-type="float" office:value="0.0011746988754" calcext:value-type="float">
            <text:p>0.0011746989</text:p>
          </table:table-cell>
          <table:table-cell table:formula="of:=['armv7l-2016x1512'.I5]" office:value-type="float" office:value="0.0028587226876" calcext:value-type="float">
            <text:p>0.0028587227</text:p>
          </table:table-cell>
          <table:table-cell table:formula="of:=['armv7l-4032x3024'.I5]" office:value-type="float" office:value="0.0115501106876" calcext:value-type="float">
            <text:p>0.01155011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8]" office:value-type="float" office:value="240478.429719717" calcext:value-type="float">
            <text:p>240478.429719717</text:p>
          </table:table-cell>
          <table:table-cell table:style-name="ce7" table:formula="of:=1/[.C8]" office:value-type="float" office:value="11353.1026041262" calcext:value-type="float">
            <text:p>11353.1026041262</text:p>
          </table:table-cell>
          <table:table-cell table:style-name="ce7" table:formula="of:=1/[.D8]" office:value-type="float" office:value="4723.59348739483" calcext:value-type="float">
            <text:p>4723.5934873948</text:p>
          </table:table-cell>
          <table:table-cell table:style-name="ce7" table:formula="of:=1/[.E8]" office:value-type="float" office:value="852.332804090865" calcext:value-type="float">
            <text:p>852.3328040909</text:p>
          </table:table-cell>
          <table:table-cell table:style-name="ce7" table:formula="of:=1/[.F8]" office:value-type="float" office:value="6035.45921371435" calcext:value-type="float">
            <text:p>6035.4592137144</text:p>
          </table:table-cell>
          <table:table-cell table:style-name="ce7" table:formula="of:=1/[.G8]" office:value-type="float" office:value="851.281993148659" calcext:value-type="float">
            <text:p>851.2819931487</text:p>
          </table:table-cell>
          <table:table-cell table:style-name="ce7" table:formula="of:=1/[.H8]" office:value-type="float" office:value="349.806577720043" calcext:value-type="float">
            <text:p>349.80657772</text:p>
          </table:table-cell>
          <table:table-cell table:style-name="ce7" table:formula="of:=1/[.I8]" office:value-type="float" office:value="86.5792568614587" calcext:value-type="float">
            <text:p>86.5792568615</text:p>
          </table:table-cell>
          <table:table-cell table:style-name="ce7" table:number-columns-repeated="1015"/>
        </table:table-row>
        <table:table-row table:style-name="ro1">
          <table:table-cell table:style-name="ce5" office:value-type="string" calcext:value-type="string">
            <text:p>Blur image</text:p>
          </table:table-cell>
          <table:table-cell table:formula="of:=['x86_64-gtx1080-1296x972'.I8]" office:value-type="float" office:value="0.00277521462912" calcext:value-type="float">
            <text:p>0.0027752146</text:p>
          </table:table-cell>
          <table:table-cell table:formula="of:=['x86_64-gtx1080-1296x972'.I7]" office:value-type="float" office:value="0.01883563862912" calcext:value-type="float">
            <text:p>0.0188356386</text:p>
          </table:table-cell>
          <table:table-cell table:formula="of:=['x86_64-gtx1080-2016x1512'.I7]" office:value-type="float" office:value="0.04534317863032" calcext:value-type="float">
            <text:p>0.0453431786</text:p>
          </table:table-cell>
          <table:table-cell table:formula="of:=['x86_64-gtx1080-4032x3024'.I7]" office:value-type="float" office:value="0.18819659863074" calcext:value-type="float">
            <text:p>0.1881965986</text:p>
          </table:table-cell>
          <table:table-cell table:formula="of:=['armv7l-1296x972'.I8]" office:value-type="float" office:value="0.1014433908754" calcext:value-type="float">
            <text:p>0.1014433909</text:p>
          </table:table-cell>
          <table:table-cell table:formula="of:=['armv7l-1296x972'.I7]" office:value-type="float" office:value="0.5468717908754" calcext:value-type="float">
            <text:p>0.5468717909</text:p>
          </table:table-cell>
          <table:table-cell table:formula="of:=['armv7l-2016x1512'.I13]" office:value-type="float" office:value="0.1304977906876" calcext:value-type="float">
            <text:p>0.1304977907</text:p>
          </table:table-cell>
          <table:table-cell table:formula="of:=['armv7l-4032x3024'.I7]" office:value-type="float" office:value="12.4201399906876" calcext:value-type="float">
            <text:p>12.4201399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10]" office:value-type="float" office:value="360.332490866514" calcext:value-type="float">
            <text:p>360.3324908665</text:p>
          </table:table-cell>
          <table:table-cell table:style-name="ce7" table:formula="of:=1/[.C10]" office:value-type="float" office:value="53.0908465431055" calcext:value-type="float">
            <text:p>53.0908465431</text:p>
          </table:table-cell>
          <table:table-cell table:style-name="ce7" table:formula="of:=1/[.D10]" office:value-type="float" office:value="22.0540339298428" calcext:value-type="float">
            <text:p>22.0540339298</text:p>
          </table:table-cell>
          <table:table-cell table:style-name="ce7" table:formula="of:=1/[.E10]" office:value-type="float" office:value="5.31359231397214" calcext:value-type="float">
            <text:p>5.313592314</text:p>
          </table:table-cell>
          <table:table-cell table:style-name="ce7" table:formula="of:=1/[.F10]" office:value-type="float" office:value="9.85771464627273" calcext:value-type="float">
            <text:p>9.8577146463</text:p>
          </table:table-cell>
          <table:table-cell table:style-name="ce7" table:formula="of:=1/[.G10]" office:value-type="float" office:value="1.82858215889918" calcext:value-type="float">
            <text:p>1.8285821589</text:p>
          </table:table-cell>
          <table:table-cell table:style-name="ce7" table:formula="of:=1/[.H10]" office:value-type="float" office:value="7.66296497995058" calcext:value-type="float">
            <text:p>7.66296498</text:p>
          </table:table-cell>
          <table:table-cell table:style-name="ce7" table:formula="of:=1/[.I10]" office:value-type="float" office:value="0.0805143903973532" calcext:value-type="float">
            <text:p>0.0805143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late</text:p>
          </table:table-cell>
          <table:table-cell table:formula="of:=['x86_64-gtx1080-1296x972'.I14]" office:value-type="float" office:value="0.00008151932912" calcext:value-type="float">
            <text:p>8.151932912E-05</text:p>
          </table:table-cell>
          <table:table-cell table:formula="of:=['x86_64-gtx1080-1296x972'.I13]" office:value-type="float" office:value="0.00040238622912" calcext:value-type="float">
            <text:p>0.0004023862</text:p>
          </table:table-cell>
          <table:table-cell table:formula="of:=['x86_64-gtx1080-2016x1512'.I13]" office:value-type="float" office:value="0.00091861743032" calcext:value-type="float">
            <text:p>0.0009186174</text:p>
          </table:table-cell>
          <table:table-cell table:formula="of:=['x86_64-gtx1080-4032x3024'.I13]" office:value-type="float" office:value="0.00453008463074" calcext:value-type="float">
            <text:p>0.0045300846</text:p>
          </table:table-cell>
          <table:table-cell table:formula="of:=['armv7l-1296x972'.I14]" office:value-type="float" office:value="0.0081188288754" calcext:value-type="float">
            <text:p>0.0081188289</text:p>
          </table:table-cell>
          <table:table-cell table:formula="of:=['armv7l-1296x972'.I13]" office:value-type="float" office:value="0.0540822908754" calcext:value-type="float">
            <text:p>0.0540822909</text:p>
          </table:table-cell>
          <table:table-cell table:formula="of:=['armv7l-2016x1512'.I8]" office:value-type="float" office:value="0.1018567906876" calcext:value-type="float">
            <text:p>0.1018567907</text:p>
          </table:table-cell>
          <table:table-cell table:formula="of:=['armv7l-4032x3024'.I13]" office:value-type="float" office:value="0.6189929906876" calcext:value-type="float">
            <text:p>0.618992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2]" office:value-type="float" office:value="12267.0293143355" calcext:value-type="float">
            <text:p>12267.0293143355</text:p>
          </table:table-cell>
          <table:table-cell table:style-name="ce7" table:formula="of:=1/[.C12]" office:value-type="float" office:value="2485.17451053669" calcext:value-type="float">
            <text:p>2485.1745105367</text:p>
          </table:table-cell>
          <table:table-cell table:style-name="ce7" table:formula="of:=1/[.D12]" office:value-type="float" office:value="1088.59245099633" calcext:value-type="float">
            <text:p>1088.5924509963</text:p>
          </table:table-cell>
          <table:table-cell table:style-name="ce7" table:formula="of:=1/[.E12]" office:value-type="float" office:value="220.746427829241" calcext:value-type="float">
            <text:p>220.7464278292</text:p>
          </table:table-cell>
          <table:table-cell table:style-name="ce7" table:formula="of:=1/[.F12]" office:value-type="float" office:value="123.170473888173" calcext:value-type="float">
            <text:p>123.1704738882</text:p>
          </table:table-cell>
          <table:table-cell table:style-name="ce7" table:formula="of:=1/[.G12]" office:value-type="float" office:value="18.4903409935777" calcext:value-type="float">
            <text:p>18.4903409936</text:p>
          </table:table-cell>
          <table:table-cell table:style-name="ce7" table:formula="of:=1/[.H12]" office:value-type="float" office:value="9.81770575382697" calcext:value-type="float">
            <text:p>9.8177057538</text:p>
          </table:table-cell>
          <table:table-cell table:style-name="ce7" table:formula="of:=1/[.I12]" office:value-type="float" office:value="1.61552717889287" calcext:value-type="float">
            <text:p>1.615527178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rode</text:p>
          </table:table-cell>
          <table:table-cell table:formula="of:=['x86_64-gtx1080-1296x972'.I20]" office:value-type="float" office:value="0.00004052914912" calcext:value-type="float">
            <text:p>4.052914912E-05</text:p>
          </table:table-cell>
          <table:table-cell table:formula="of:=['x86_64-gtx1080-1296x972'.I19]" office:value-type="float" office:value="0.00021699262912" calcext:value-type="float">
            <text:p>0.0002169926</text:p>
          </table:table-cell>
          <table:table-cell table:formula="of:=['x86_64-gtx1080-2016x1512'.I19]" office:value-type="float" office:value="0.00050322843032" calcext:value-type="float">
            <text:p>0.0005032284</text:p>
          </table:table-cell>
          <table:table-cell table:formula="of:=['x86_64-gtx1080-4032x3024'.I19]" office:value-type="float" office:value="0.00265690063074" calcext:value-type="float">
            <text:p>0.0026569006</text:p>
          </table:table-cell>
          <table:table-cell table:formula="of:=['armv7l-1296x972'.I20]" office:value-type="float" office:value="0.0037346528754" calcext:value-type="float">
            <text:p>0.0037346529</text:p>
          </table:table-cell>
          <table:table-cell table:formula="of:=['armv7l-1296x972'.I19]" office:value-type="float" office:value="0.0248029708754" calcext:value-type="float">
            <text:p>0.0248029709</text:p>
          </table:table-cell>
          <table:table-cell table:formula="of:=['armv7l-2016x1512'.I19]" office:value-type="float" office:value="0.0597781306876" calcext:value-type="float">
            <text:p>0.0597781307</text:p>
          </table:table-cell>
          <table:table-cell table:formula="of:=['armv7l-4032x3024'.I19]" office:value-type="float" office:value="0.2838349906876" calcext:value-type="float">
            <text:p>0.283834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4]" office:value-type="float" office:value="24673.5996612998" calcext:value-type="float">
            <text:p>24673.5996612998</text:p>
          </table:table-cell>
          <table:table-cell table:style-name="ce7" table:formula="of:=1/[.C14]" office:value-type="float" office:value="4608.45146701728" calcext:value-type="float">
            <text:p>4608.4514670173</text:p>
          </table:table-cell>
          <table:table-cell table:style-name="ce7" table:formula="of:=1/[.D14]" office:value-type="float" office:value="1987.16912588604" calcext:value-type="float">
            <text:p>1987.169125886</text:p>
          </table:table-cell>
          <table:table-cell table:style-name="ce7" table:formula="of:=1/[.E14]" office:value-type="float" office:value="376.378396854639" calcext:value-type="float">
            <text:p>376.3783968546</text:p>
          </table:table-cell>
          <table:table-cell table:style-name="ce7" table:formula="of:=1/[.F14]" office:value-type="float" office:value="267.762502530545" calcext:value-type="float">
            <text:p>267.7625025305</text:p>
          </table:table-cell>
          <table:table-cell table:style-name="ce7" table:formula="of:=1/[.G14]" office:value-type="float" office:value="40.3177508462027" calcext:value-type="float">
            <text:p>40.3177508462</text:p>
          </table:table-cell>
          <table:table-cell table:style-name="ce7" table:formula="of:=1/[.H14]" office:value-type="float" office:value="16.7285257751868" calcext:value-type="float">
            <text:p>16.7285257752</text:p>
          </table:table-cell>
          <table:table-cell table:style-name="ce7" table:formula="of:=1/[.I14]" office:value-type="float" office:value="3.52317379043882" calcext:value-type="float">
            <text:p>3.5231737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ind contours</text:p>
          </table:table-cell>
          <table:table-cell table:formula="of:=['x86_64-gtx1080-1296x972'.I27]" office:value-type="float" office:value="0.00024604242912" calcext:value-type="float">
            <text:p>0.0002460424</text:p>
          </table:table-cell>
          <table:table-cell table:formula="of:=['x86_64-gtx1080-1296x972'.I26]" office:value-type="float" office:value="0.00124714062912" calcext:value-type="float">
            <text:p>0.0012471406</text:p>
          </table:table-cell>
          <table:table-cell table:formula="of:=['x86_64-gtx1080-2016x1512'.I26]" office:value-type="float" office:value="0.00293418663032" calcext:value-type="float">
            <text:p>0.0029341866</text:p>
          </table:table-cell>
          <table:table-cell table:formula="of:=['x86_64-gtx1080-4032x3024'.I26]" office:value-type="float" office:value="0.00950037463074" calcext:value-type="float">
            <text:p>0.0095003746</text:p>
          </table:table-cell>
          <table:table-cell table:formula="of:=['armv7l-1296x972'.I27]" office:value-type="float" office:value="0.0030030508754" calcext:value-type="float">
            <text:p>0.0030030509</text:p>
          </table:table-cell>
          <table:table-cell table:formula="of:=['armv7l-1296x972'.I26]" office:value-type="float" office:value="0.0204498908754" calcext:value-type="float">
            <text:p>0.0204498909</text:p>
          </table:table-cell>
          <table:table-cell table:formula="of:=['armv7l-2016x1512'.I26]" office:value-type="float" office:value="0.0458415506876" calcext:value-type="float">
            <text:p>0.0458415507</text:p>
          </table:table-cell>
          <table:table-cell table:formula="of:=['armv7l-4032x3024'.I26]" office:value-type="float" office:value="0.1647037906876" calcext:value-type="float">
            <text:p>0.164703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6]" office:value-type="float" office:value="4064.33964896469" calcext:value-type="float">
            <text:p>4064.3396489647</text:p>
          </table:table-cell>
          <table:table-cell table:style-name="ce7" table:formula="of:=1/[.C16]" office:value-type="float" office:value="801.834193073811" calcext:value-type="float">
            <text:p>801.8341930738</text:p>
          </table:table-cell>
          <table:table-cell table:style-name="ce7" table:formula="of:=1/[.D16]" office:value-type="float" office:value="340.809950419187" calcext:value-type="float">
            <text:p>340.8099504192</text:p>
          </table:table-cell>
          <table:table-cell table:style-name="ce7" table:formula="of:=1/[.E16]" office:value-type="float" office:value="105.259007025295" calcext:value-type="float">
            <text:p>105.2590070253</text:p>
          </table:table-cell>
          <table:table-cell table:style-name="ce7" table:formula="of:=1/[.F16]" office:value-type="float" office:value="332.994691562394" calcext:value-type="float">
            <text:p>332.9946915624</text:p>
          </table:table-cell>
          <table:table-cell table:style-name="ce7" table:formula="of:=1/[.G16]" office:value-type="float" office:value="48.9000164398403" calcext:value-type="float">
            <text:p>48.9000164398</text:p>
          </table:table-cell>
          <table:table-cell table:style-name="ce7" table:formula="of:=1/[.H16]" office:value-type="float" office:value="21.8142707871027" calcext:value-type="float">
            <text:p>21.8142707871</text:p>
          </table:table-cell>
          <table:table-cell table:style-name="ce7" table:formula="of:=1/[.I16]" office:value-type="float" office:value="6.0715056758878" calcext:value-type="float">
            <text:p>6.071505675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rame difference</text:p>
          </table:table-cell>
          <table:table-cell table:formula="of:=['x86_64-gtx1080-1296x972'.I29]" office:value-type="float" office:value="0.00002005606912" calcext:value-type="float">
            <text:p>2.005606912E-05</text:p>
          </table:table-cell>
          <table:table-cell table:formula="of:=['x86_64-gtx1080-1296x972'.I28]" office:value-type="float" office:value="0.00026293762912" calcext:value-type="float">
            <text:p>0.0002629376</text:p>
          </table:table-cell>
          <table:table-cell table:formula="of:=['x86_64-gtx1080-2016x1512'.I28]" office:value-type="float" office:value="0.00079711903032" calcext:value-type="float">
            <text:p>0.000797119</text:p>
          </table:table-cell>
          <table:table-cell table:formula="of:=['x86_64-gtx1080-4032x3024'.I28]" office:value-type="float" office:value="0.00445296263074" calcext:value-type="float">
            <text:p>0.0044529626</text:p>
          </table:table-cell>
          <table:table-cell table:formula="of:=['armv7l-1296x972'.I29]" office:value-type="float" office:value="0.0023589328754" calcext:value-type="float">
            <text:p>0.0023589329</text:p>
          </table:table-cell>
          <table:table-cell table:formula="of:=['armv7l-1296x972'.I28]" office:value-type="float" office:value="0.0158536508754" calcext:value-type="float">
            <text:p>0.0158536509</text:p>
          </table:table-cell>
          <table:table-cell table:formula="of:=['armv7l-2016x1512'.I28]" office:value-type="float" office:value="0.0382899306876" calcext:value-type="float">
            <text:p>0.0382899307</text:p>
          </table:table-cell>
          <table:table-cell table:formula="of:=['armv7l-4032x3024'.I28]" office:value-type="float" office:value="0.1827213906876" calcext:value-type="float">
            <text:p>0.1827213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8]" office:value-type="float" office:value="49860.2190696878" calcext:value-type="float">
            <text:p>49860.2190696878</text:p>
          </table:table-cell>
          <table:table-cell table:style-name="ce7" table:formula="of:=1/[.C18]" office:value-type="float" office:value="3803.18329995901" calcext:value-type="float">
            <text:p>3803.183299959</text:p>
          </table:table-cell>
          <table:table-cell table:style-name="ce7" table:formula="of:=1/[.D18]" office:value-type="float" office:value="1254.51778462566" calcext:value-type="float">
            <text:p>1254.5177846257</text:p>
          </table:table-cell>
          <table:table-cell table:style-name="ce7" table:formula="of:=1/[.E18]" office:value-type="float" office:value="224.569591735787" calcext:value-type="float">
            <text:p>224.5695917358</text:p>
          </table:table-cell>
          <table:table-cell table:style-name="ce7" table:formula="of:=1/[.F18]" office:value-type="float" office:value="423.920498301772" calcext:value-type="float">
            <text:p>423.9204983018</text:p>
          </table:table-cell>
          <table:table-cell table:style-name="ce7" table:formula="of:=1/[.G18]" office:value-type="float" office:value="63.0769535584824" calcext:value-type="float">
            <text:p>63.0769535585</text:p>
          </table:table-cell>
          <table:table-cell table:style-name="ce7" table:formula="of:=1/[.H18]" office:value-type="float" office:value="26.1165267745926" calcext:value-type="float">
            <text:p>26.1165267746</text:p>
          </table:table-cell>
          <table:table-cell table:style-name="ce7" table:formula="of:=1/[.I18]" office:value-type="float" office:value="5.47281298723096" calcext:value-type="float">
            <text:p>5.472812987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Norm2</text:p>
          </table:table-cell>
          <table:table-cell table:formula="of:=['x86_64-gtx1080-1296x972'.I32]" office:value-type="float" office:value="0.00000917491912" calcext:value-type="float">
            <text:p>9.17491912E-06</text:p>
          </table:table-cell>
          <table:table-cell table:formula="of:=['x86_64-gtx1080-1296x972'.I31]" office:value-type="float" office:value="0.00008266198912" calcext:value-type="float">
            <text:p>0.000082662</text:p>
          </table:table-cell>
          <table:table-cell table:formula="of:=['x86_64-gtx1080-2016x1512'.I31]" office:value-type="float" office:value="0.00021176803032" calcext:value-type="float">
            <text:p>0.000211768</text:p>
          </table:table-cell>
          <table:table-cell table:formula="of:=['x86_64-gtx1080-4032x3024'.I31]" office:value-type="float" office:value="0.00132867863074" calcext:value-type="float">
            <text:p>0.0013286786</text:p>
          </table:table-cell>
          <table:table-cell table:formula="of:=['armv7l-1296x972'.I32]" office:value-type="float" office:value="0.0006785912754" calcext:value-type="float">
            <text:p>0.0006785913</text:p>
          </table:table-cell>
          <table:table-cell table:formula="of:=['armv7l-1296x972'.I31]" office:value-type="float" office:value="0.0049776348754" calcext:value-type="float">
            <text:p>0.0049776349</text:p>
          </table:table-cell>
          <table:table-cell table:formula="of:=['armv7l-2016x1512'.I31]" office:value-type="float" office:value="0.0120139906876" calcext:value-type="float">
            <text:p>0.0120139907</text:p>
          </table:table-cell>
          <table:table-cell table:formula="of:=['armv7l-4032x3024'.I31]" office:value-type="float" office:value="0.0473037106876" calcext:value-type="float">
            <text:p>0.04730371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0]" office:value-type="float" office:value="108992.786412705" calcext:value-type="float">
            <text:p>108992.786412705</text:p>
          </table:table-cell>
          <table:table-cell table:style-name="ce7" table:formula="of:=1/[.C20]" office:value-type="float" office:value="12097.4587067861" calcext:value-type="float">
            <text:p>12097.4587067861</text:p>
          </table:table-cell>
          <table:table-cell table:style-name="ce7" table:formula="of:=1/[.D20]" office:value-type="float" office:value="4722.14809047859" calcext:value-type="float">
            <text:p>4722.1480904786</text:p>
          </table:table-cell>
          <table:table-cell table:style-name="ce7" table:formula="of:=1/[.E20]" office:value-type="float" office:value="752.627442681949" calcext:value-type="float">
            <text:p>752.6274426819</text:p>
          </table:table-cell>
          <table:table-cell table:style-name="ce7" table:formula="of:=1/[.F20]" office:value-type="float" office:value="1473.64110953319" calcext:value-type="float">
            <text:p>1473.6411095332</text:p>
          </table:table-cell>
          <table:table-cell table:style-name="ce7" table:formula="of:=1/[.G20]" office:value-type="float" office:value="200.898624554024" calcext:value-type="float">
            <text:p>200.898624554</text:p>
          </table:table-cell>
          <table:table-cell table:style-name="ce7" table:formula="of:=1/[.H20]" office:value-type="float" office:value="83.2362889237237" calcext:value-type="float">
            <text:p>83.2362889237</text:p>
          </table:table-cell>
          <table:table-cell table:style-name="ce7" table:formula="of:=1/[.I20]" office:value-type="float" office:value="21.1399906152" calcext:value-type="float">
            <text:p>21.139990615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formula="of:=['x86_64-gtx1080-1296x972'.I38]" office:value-type="float" office:value="0.00000191928112" calcext:value-type="float">
            <text:p>1.91928112E-06</text:p>
          </table:table-cell>
          <table:table-cell table:formula="of:=['x86_64-gtx1080-1296x972'.I37]" office:value-type="float" office:value="0.00002476922912" calcext:value-type="float">
            <text:p>2.476922912E-05</text:p>
          </table:table-cell>
          <table:table-cell table:formula="of:=['x86_64-gtx1080-2016x1512'.I37]" office:value-type="float" office:value="0.00010537343032" calcext:value-type="float">
            <text:p>0.0001053734</text:p>
          </table:table-cell>
          <table:table-cell table:formula="of:=['x86_64-gtx1080-4032x3024'.I37]" office:value-type="float" office:value="0.00045763963074" calcext:value-type="float">
            <text:p>0.0004576396</text:p>
          </table:table-cell>
          <table:table-cell table:formula="of:=['armv7l-1296x972'.I38]" office:value-type="float" office:value="0.0003173098754" calcext:value-type="float">
            <text:p>0.0003173099</text:p>
          </table:table-cell>
          <table:table-cell table:formula="of:=['armv7l-1296x972'.I37]" office:value-type="float" office:value="0.0021724108754" calcext:value-type="float">
            <text:p>0.0021724109</text:p>
          </table:table-cell>
          <table:table-cell table:formula="of:=['armv7l-2016x1512'.I37]" office:value-type="float" office:value="0.0052619186876" calcext:value-type="float">
            <text:p>0.0052619187</text:p>
          </table:table-cell>
          <table:table-cell table:formula="of:=['armv7l-4032x3024'.I37]" office:value-type="float" office:value="0.0210067306876" calcext:value-type="float">
            <text:p>0.0210067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2]" office:value-type="float" office:value="521028.415055737" calcext:value-type="float">
            <text:p>521028.415055737</text:p>
          </table:table-cell>
          <table:table-cell table:style-name="ce7" table:formula="of:=1/[.C22]" office:value-type="float" office:value="40372.6734956215" calcext:value-type="float">
            <text:p>40372.6734956215</text:p>
          </table:table-cell>
          <table:table-cell table:style-name="ce7" table:formula="of:=1/[.D22]" office:value-type="float" office:value="9490.05832839627" calcext:value-type="float">
            <text:p>9490.0583283963</text:p>
          </table:table-cell>
          <table:table-cell table:style-name="ce7" table:formula="of:=1/[.E22]" office:value-type="float" office:value="2185.1254411315" calcext:value-type="float">
            <text:p>2185.1254411315</text:p>
          </table:table-cell>
          <table:table-cell table:style-name="ce7" table:formula="of:=1/[.F22]" office:value-type="float" office:value="3151.49346908728" calcext:value-type="float">
            <text:p>3151.4934690873</text:p>
          </table:table-cell>
          <table:table-cell table:style-name="ce7" table:formula="of:=1/[.G22]" office:value-type="float" office:value="460.318078556789" calcext:value-type="float">
            <text:p>460.3180785568</text:p>
          </table:table-cell>
          <table:table-cell table:style-name="ce7" table:formula="of:=1/[.H22]" office:value-type="float" office:value="190.044745913036" calcext:value-type="float">
            <text:p>190.044745913</text:p>
          </table:table-cell>
          <table:table-cell table:style-name="ce7" table:formula="of:=1/[.I22]" office:value-type="float" office:value="47.6037901790347" calcext:value-type="float">
            <text:p>47.60379017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Threshold</text:p>
          </table:table-cell>
          <table:table-cell table:formula="of:=['x86_64-gtx1080-1296x972'.I40]" office:value-type="float" office:value="0.00002540724912" calcext:value-type="float">
            <text:p>2.540724912E-05</text:p>
          </table:table-cell>
          <table:table-cell table:formula="of:=['x86_64-gtx1080-1296x972'.I39]" office:value-type="float" office:value="0.00003527414912" calcext:value-type="float">
            <text:p>3.527414912E-05</text:p>
          </table:table-cell>
          <table:table-cell table:formula="of:=['x86_64-gtx1080-2016x1512'.I39]" office:value-type="float" office:value="0.00004927399032" calcext:value-type="float">
            <text:p>0.000049274</text:p>
          </table:table-cell>
          <table:table-cell table:formula="of:=['x86_64-gtx1080-4032x3024'.I39]" office:value-type="float" office:value="0.00060077343074" calcext:value-type="float">
            <text:p>0.0006007734</text:p>
          </table:table-cell>
          <table:table-cell table:formula="of:=['armv7l-1296x972'.I40]" office:value-type="float" office:value="0.0003083644754" calcext:value-type="float">
            <text:p>0.0003083645</text:p>
          </table:table-cell>
          <table:table-cell table:formula="of:=['armv7l-1296x972'.I39]" office:value-type="float" office:value="0.0017215828754" calcext:value-type="float">
            <text:p>0.0017215829</text:p>
          </table:table-cell>
          <table:table-cell table:formula="of:=['armv7l-2016x1512'.I39]" office:value-type="float" office:value="0.0034342606876" calcext:value-type="float">
            <text:p>0.0034342607</text:p>
          </table:table-cell>
          <table:table-cell table:formula="of:=['armv7l-4032x3024'.I39]" office:value-type="float" office:value="0.0157652306876" calcext:value-type="float">
            <text:p>0.0157652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4]" office:value-type="float" office:value="39358.8457875521" calcext:value-type="float">
            <text:p>39358.8457875521</text:p>
          </table:table-cell>
          <table:table-cell table:style-name="ce7" table:formula="of:=1/[.C24]" office:value-type="float" office:value="28349.3726977815" calcext:value-type="float">
            <text:p>28349.3726977815</text:p>
          </table:table-cell>
          <table:table-cell table:style-name="ce7" table:formula="of:=1/[.D24]" office:value-type="float" office:value="20294.6827221766" calcext:value-type="float">
            <text:p>20294.6827221766</text:p>
          </table:table-cell>
          <table:table-cell table:style-name="ce7" table:formula="of:=1/[.E24]" office:value-type="float" office:value="1664.52101380092" calcext:value-type="float">
            <text:p>1664.5210138009</text:p>
          </table:table-cell>
          <table:table-cell table:style-name="ce7" table:formula="of:=1/[.F24]" office:value-type="float" office:value="3242.91570455006" calcext:value-type="float">
            <text:p>3242.9157045501</text:p>
          </table:table-cell>
          <table:table-cell table:style-name="ce7" table:formula="of:=1/[.G24]" office:value-type="float" office:value="580.860796357338" calcext:value-type="float">
            <text:p>580.8607963573</text:p>
          </table:table-cell>
          <table:table-cell table:style-name="ce7" table:formula="of:=1/[.H24]" office:value-type="float" office:value="291.183486335407" calcext:value-type="float">
            <text:p>291.1834863354</text:p>
          </table:table-cell>
          <table:table-cell table:style-name="ce7" table:formula="of:=1/[.I24]" office:value-type="float" office:value="63.430724219376" calcext:value-type="float">
            <text:p>63.4307242194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 image</text:p>
          </table:table-cell>
          <table:table-cell/>
          <table:table-cell table:formula="of:=['x86_64-gtx1080-1296x972'.I35]" office:value-type="float" office:value="0.00216307662912" calcext:value-type="float">
            <text:p>0.0021630766</text:p>
          </table:table-cell>
          <table:table-cell table:formula="of:=['x86_64-gtx1080-2016x1512'.I35]" office:value-type="float" office:value="0.00393270463032" calcext:value-type="float">
            <text:p>0.0039327046</text:p>
          </table:table-cell>
          <table:table-cell table:formula="of:=['x86_64-gtx1080-4032x3024'.I35]" office:value-type="float" office:value="0.01217841863074" calcext:value-type="float">
            <text:p>0.0121784186</text:p>
          </table:table-cell>
          <table:table-cell/>
          <table:table-cell table:formula="of:=['armv7l-1296x972'.I35]" office:value-type="float" office:value="0.0316321508754" calcext:value-type="float">
            <text:p>0.0316321509</text:p>
          </table:table-cell>
          <table:table-cell table:formula="of:=['armv7l-2016x1512'.I35]" office:value-type="float" office:value="0.0620068106876" calcext:value-type="float">
            <text:p>0.0620068107</text:p>
          </table:table-cell>
          <table:table-cell table:formula="of:=['armv7l-4032x3024'.I35]" office:value-type="float" office:value="0.1983659906876" calcext:value-type="float">
            <text:p>0.198365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29]" office:value-type="float" office:value="462.30447249889" calcext:value-type="float">
            <text:p>462.3044724989</text:p>
          </table:table-cell>
          <table:table-cell table:style-name="ce7" table:formula="of:=1/[.D29]" office:value-type="float" office:value="254.277931856436" calcext:value-type="float">
            <text:p>254.2779318564</text:p>
          </table:table-cell>
          <table:table-cell table:style-name="ce7" table:formula="of:=1/[.E29]" office:value-type="float" office:value="82.1124671700694" calcext:value-type="float">
            <text:p>82.1124671701</text:p>
          </table:table-cell>
          <table:table-cell table:style-name="ce7"/>
          <table:table-cell table:style-name="ce7" table:formula="of:=1/[.G29]" office:value-type="float" office:value="31.613405106059" calcext:value-type="float">
            <text:p>31.6134051061</text:p>
          </table:table-cell>
          <table:table-cell table:style-name="ce7" table:formula="of:=1/[.H29]" office:value-type="float" office:value="16.1272606817041" calcext:value-type="float">
            <text:p>16.1272606817</text:p>
          </table:table-cell>
          <table:table-cell table:style-name="ce7" table:formula="of:=1/[.I29]" office:value-type="float" office:value="5.04118673031441" calcext:value-type="float">
            <text:p>5.041186730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Grayscale then resize</text:p>
          </table:table-cell>
          <table:table-cell/>
          <table:table-cell table:formula="of:=['x86_64-gtx1080-1296x972'.I30]" office:value-type="float" office:value="0.00174422462912" calcext:value-type="float">
            <text:p>0.0017442246</text:p>
          </table:table-cell>
          <table:table-cell table:formula="of:=['x86_64-gtx1080-2016x1512'.I30]" office:value-type="float" office:value="0.00454289263032" calcext:value-type="float">
            <text:p>0.0045428926</text:p>
          </table:table-cell>
          <table:table-cell table:formula="of:=['x86_64-gtx1080-4032x3024'.I30]" office:value-type="float" office:value="0.01054147863074" calcext:value-type="float">
            <text:p>0.0105414786</text:p>
          </table:table-cell>
          <table:table-cell/>
          <table:table-cell table:formula="of:=['armv7l-1296x972'.I30]" office:value-type="float" office:value="0.0248625508754" calcext:value-type="float">
            <text:p>0.0248625509</text:p>
          </table:table-cell>
          <table:table-cell table:formula="of:=['armv7l-2016x1512'.I30]" office:value-type="float" office:value="0.0529247106876" calcext:value-type="float">
            <text:p>0.0529247107</text:p>
          </table:table-cell>
          <table:table-cell table:formula="of:=['armv7l-4032x3024'.I30]" office:value-type="float" office:value="0.1861065906876" calcext:value-type="float">
            <text:p>0.1861065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1]" office:value-type="float" office:value="573.320651081806" calcext:value-type="float">
            <text:p>573.3206510818</text:p>
          </table:table-cell>
          <table:table-cell table:style-name="ce7" table:formula="of:=1/[.D31]" office:value-type="float" office:value="220.124066619105" calcext:value-type="float">
            <text:p>220.1240666191</text:p>
          </table:table-cell>
          <table:table-cell table:style-name="ce7" table:formula="of:=1/[.E31]" office:value-type="float" office:value="94.8633521946248" calcext:value-type="float">
            <text:p>94.8633521946</text:p>
          </table:table-cell>
          <table:table-cell table:style-name="ce7"/>
          <table:table-cell table:style-name="ce7" table:formula="of:=1/[.G31]" office:value-type="float" office:value="40.2211343884847" calcext:value-type="float">
            <text:p>40.2211343885</text:p>
          </table:table-cell>
          <table:table-cell table:style-name="ce7" table:formula="of:=1/[.H31]" office:value-type="float" office:value="18.8947655453938" calcext:value-type="float">
            <text:p>18.8947655454</text:p>
          </table:table-cell>
          <table:table-cell table:style-name="ce7" table:formula="of:=1/[.I31]" office:value-type="float" office:value="5.37326483874291" calcext:value-type="float">
            <text:p>5.3732648387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Resize then grayscale</text:p>
          </table:table-cell>
          <table:table-cell/>
          <table:table-cell table:formula="of:=['x86_64-gtx1080-1296x972'.I36]" office:value-type="float" office:value="0.00226514862912" calcext:value-type="float">
            <text:p>0.0022651486</text:p>
          </table:table-cell>
          <table:table-cell table:formula="of:=['x86_64-gtx1080-2016x1512'.I36]" office:value-type="float" office:value="0.00405291663032" calcext:value-type="float">
            <text:p>0.0040529166</text:p>
          </table:table-cell>
          <table:table-cell table:formula="of:=['x86_64-gtx1080-4032x3024'.I36]" office:value-type="float" office:value="0.01259677863074" calcext:value-type="float">
            <text:p>0.0125967786</text:p>
          </table:table-cell>
          <table:table-cell/>
          <table:table-cell table:formula="of:=['armv7l-1296x972'.I36]" office:value-type="float" office:value="0.0351606508754" calcext:value-type="float">
            <text:p>0.0351606509</text:p>
          </table:table-cell>
          <table:table-cell table:formula="of:=['armv7l-2016x1512'.I36]" office:value-type="float" office:value="0.0705794506876" calcext:value-type="float">
            <text:p>0.0705794507</text:p>
          </table:table-cell>
          <table:table-cell table:formula="of:=['armv7l-4032x3024'.I36]" office:value-type="float" office:value="0.2090099906876" calcext:value-type="float">
            <text:p>0.209009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3]" office:value-type="float" office:value="441.472134386385" calcext:value-type="float">
            <text:p>441.4721343864</text:p>
          </table:table-cell>
          <table:table-cell table:style-name="ce7" table:formula="of:=1/[.D33]" office:value-type="float" office:value="246.735892004037" calcext:value-type="float">
            <text:p>246.735892004</text:p>
          </table:table-cell>
          <table:table-cell table:style-name="ce7" table:formula="of:=1/[.E33]" office:value-type="float" office:value="79.3853753657061" calcext:value-type="float">
            <text:p>79.3853753657</text:p>
          </table:table-cell>
          <table:table-cell table:style-name="ce7"/>
          <table:table-cell table:style-name="ce7" table:formula="of:=1/[.G33]" office:value-type="float" office:value="28.4408842015961" calcext:value-type="float">
            <text:p>28.4408842016</text:p>
          </table:table-cell>
          <table:table-cell table:style-name="ce7" table:formula="of:=1/[.H33]" office:value-type="float" office:value="14.1684299078243" calcext:value-type="float">
            <text:p>14.1684299078</text:p>
          </table:table-cell>
          <table:table-cell table:style-name="ce7" table:formula="of:=1/[.I33]" office:value-type="float" office:value="4.78446028685139" calcext:value-type="float">
            <text:p>4.7844602869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CV image to dlib</text:p>
          </table:table-cell>
          <table:table-cell table:formula="of:=['x86_64-gtx1080-1296x972'.I10]" office:value-type="float" office:value="0.00000004821288" calcext:value-type="float">
            <text:p>4.821288E-08</text:p>
          </table:table-cell>
          <table:table-cell table:formula="of:=['x86_64-gtx1080-1296x972'.I9]" office:value-type="float" office:value="0.00000004863304" calcext:value-type="float">
            <text:p>4.863304E-08</text:p>
          </table:table-cell>
          <table:table-cell table:formula="of:=['x86_64-gtx1080-2016x1512'.I9]" office:value-type="float" office:value="0.00000004866166" calcext:value-type="float">
            <text:p>4.866166E-08</text:p>
          </table:table-cell>
          <table:table-cell table:formula="of:=['x86_64-gtx1080-4032x3024'.I9]" office:value-type="float" office:value="0.00000004867874" calcext:value-type="float">
            <text:p>4.867874E-08</text:p>
          </table:table-cell>
          <table:table-cell table:formula="of:=['armv7l-1296x972'.I10]" office:value-type="float" office:value="0.0000004924948" calcext:value-type="float">
            <text:p>4.924948E-07</text:p>
          </table:table-cell>
          <table:table-cell table:formula="of:=['armv7l-1296x972'.I9]" office:value-type="float" office:value="0.0000005038178" calcext:value-type="float">
            <text:p>5.038178E-07</text:p>
          </table:table-cell>
          <table:table-cell table:formula="of:=['armv7l-2016x1512'.I9]" office:value-type="float" office:value="0.000000498224" calcext:value-type="float">
            <text:p>4.98224E-07</text:p>
          </table:table-cell>
          <table:table-cell table:formula="of:=['armv7l-4032x3024'.I9]" office:value-type="float" office:value="0.0000005536056" calcext:value-type="float">
            <text:p>5.536056E-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38]" office:value-type="float" office:value="20741345.4661908" calcext:value-type="float">
            <text:p>20741345.4661908</text:p>
          </table:table-cell>
          <table:table-cell table:style-name="ce7" table:formula="of:=1/[.C38]" office:value-type="float" office:value="20562152.8080498" calcext:value-type="float">
            <text:p>20562152.8080498</text:p>
          </table:table-cell>
          <table:table-cell table:style-name="ce7" table:formula="of:=1/[.D38]" office:value-type="float" office:value="20550059.3280213" calcext:value-type="float">
            <text:p>20550059.3280213</text:p>
          </table:table-cell>
          <table:table-cell table:style-name="ce7" table:formula="of:=1/[.E38]" office:value-type="float" office:value="20542848.8905013" calcext:value-type="float">
            <text:p>20542848.8905013</text:p>
          </table:table-cell>
          <table:table-cell table:style-name="ce7" table:formula="of:=1/[.F38]" office:value-type="float" office:value="2030478.2913444" calcext:value-type="float">
            <text:p>2030478.2913444</text:p>
          </table:table-cell>
          <table:table-cell table:style-name="ce7" table:formula="of:=1/[.G38]" office:value-type="float" office:value="1984844.52117412" calcext:value-type="float">
            <text:p>1984844.52117412</text:p>
          </table:table-cell>
          <table:table-cell table:style-name="ce7" table:formula="of:=1/[.H38]" office:value-type="float" office:value="2007129.32335656" calcext:value-type="float">
            <text:p>2007129.32335656</text:p>
          </table:table-cell>
          <table:table-cell table:style-name="ce7" table:formula="of:=1/[.I38]" office:value-type="float" office:value="1806340.10927635" calcext:value-type="float">
            <text:p>1806340.10927635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vert CV image to float</text:p>
          </table:table-cell>
          <table:table-cell table:formula="of:=['x86_64-gtx1080-1296x972'.I12]" office:value-type="float" office:value="0.00001456638912" calcext:value-type="float">
            <text:p>1.456638912E-05</text:p>
          </table:table-cell>
          <table:table-cell table:formula="of:=['x86_64-gtx1080-1296x972'.I11]" office:value-type="float" office:value="0.00022762902912" calcext:value-type="float">
            <text:p>0.000227629</text:p>
          </table:table-cell>
          <table:table-cell table:formula="of:=['x86_64-gtx1080-2016x1512'.I11]" office:value-type="float" office:value="0.00059084483032" calcext:value-type="float">
            <text:p>0.0005908448</text:p>
          </table:table-cell>
          <table:table-cell table:formula="of:=['x86_64-gtx1080-4032x3024'.I11]" office:value-type="float" office:value="0.00245196663074" calcext:value-type="float">
            <text:p>0.0024519666</text:p>
          </table:table-cell>
          <table:table-cell table:formula="of:=['armv7l-1296x972'.I12]" office:value-type="float" office:value="0.0007146826754" calcext:value-type="float">
            <text:p>0.0007146827</text:p>
          </table:table-cell>
          <table:table-cell table:formula="of:=['armv7l-1296x972'.I11]" office:value-type="float" office:value="0.0048583128754" calcext:value-type="float">
            <text:p>0.0048583129</text:p>
          </table:table-cell>
          <table:table-cell table:formula="of:=['armv7l-2016x1512'.I11]" office:value-type="float" office:value="0.0117962306876" calcext:value-type="float">
            <text:p>0.0117962307</text:p>
          </table:table-cell>
          <table:table-cell table:formula="of:=['armv7l-4032x3024'.I11]" office:value-type="float" office:value="0.0475528506876" calcext:value-type="float">
            <text:p>0.0475528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0]" office:value-type="float" office:value="68651.1936322624" calcext:value-type="float">
            <text:p>68651.1936322624</text:p>
          </table:table-cell>
          <table:table-cell table:style-name="ce7" table:formula="of:=1/[.C40]" office:value-type="float" office:value="4393.11279350415" calcext:value-type="float">
            <text:p>4393.1127935042</text:p>
          </table:table-cell>
          <table:table-cell table:style-name="ce7" table:formula="of:=1/[.D40]" office:value-type="float" office:value="1692.49174856688" calcext:value-type="float">
            <text:p>1692.4917485669</text:p>
          </table:table-cell>
          <table:table-cell table:style-name="ce7" table:formula="of:=1/[.E40]" office:value-type="float" office:value="407.835892814822" calcext:value-type="float">
            <text:p>407.8358928148</text:p>
          </table:table-cell>
          <table:table-cell table:style-name="ce7" table:formula="of:=1/[.F40]" office:value-type="float" office:value="1399.22238837021" calcext:value-type="float">
            <text:p>1399.2223883702</text:p>
          </table:table-cell>
          <table:table-cell table:style-name="ce7" table:formula="of:=1/[.G40]" office:value-type="float" office:value="205.832770685372" calcext:value-type="float">
            <text:p>205.8327706854</text:p>
          </table:table-cell>
          <table:table-cell table:style-name="ce7" table:formula="of:=1/[.H40]" office:value-type="float" office:value="84.772841976648" calcext:value-type="float">
            <text:p>84.7728419766</text:p>
          </table:table-cell>
          <table:table-cell table:style-name="ce7" table:formula="of:=1/[.I40]" office:value-type="float" office:value="21.0292334852758" calcext:value-type="float">
            <text:p>21.029233485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ra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 correlation tracker update</text:p>
          </table:table-cell>
          <table:table-cell table:formula="of:=['x86_64-gtx1080-1296x972'.I16]" office:value-type="float" office:value="0.00715598862912" calcext:value-type="float">
            <text:p>0.0071559886</text:p>
          </table:table-cell>
          <table:table-cell table:formula="of:=['x86_64-gtx1080-1296x972'.I15]" office:value-type="float" office:value="0.00935181262912" calcext:value-type="float">
            <text:p>0.0093518126</text:p>
          </table:table-cell>
          <table:table-cell table:formula="of:=['x86_64-gtx1080-2016x1512'.I15]" office:value-type="float" office:value="0.01231451863032" calcext:value-type="float">
            <text:p>0.0123145186</text:p>
          </table:table-cell>
          <table:table-cell table:formula="of:=['x86_64-gtx1080-4032x3024'.I15]" office:value-type="float" office:value="0.02102287863074" calcext:value-type="float">
            <text:p>0.0210228786</text:p>
          </table:table-cell>
          <table:table-cell table:formula="of:=['armv7l-1296x972'.I16]" office:value-type="float" office:value="0.1011279908754" calcext:value-type="float">
            <text:p>0.1011279909</text:p>
          </table:table-cell>
          <table:table-cell table:formula="of:=['armv7l-1296x972'.I15]" office:value-type="float" office:value="0.1177681908754" calcext:value-type="float">
            <text:p>0.1177681909</text:p>
          </table:table-cell>
          <table:table-cell table:formula="of:=['armv7l-2016x1512'.I15]" office:value-type="float" office:value="0.1370711906876" calcext:value-type="float">
            <text:p>0.1370711907</text:p>
          </table:table-cell>
          <table:table-cell table:formula="of:=['armv7l-4032x3024'.I15]" office:value-type="float" office:value="0.2926627906876" calcext:value-type="float">
            <text:p>0.292662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4]" office:value-type="float" office:value="139.743095165171" calcext:value-type="float">
            <text:p>139.7430951652</text:p>
          </table:table-cell>
          <table:table-cell table:style-name="ce7" table:formula="of:=1/[.C44]" office:value-type="float" office:value="106.931141550694" calcext:value-type="float">
            <text:p>106.9311415507</text:p>
          </table:table-cell>
          <table:table-cell table:style-name="ce7" table:formula="of:=1/[.D44]" office:value-type="float" office:value="81.2049605851312" calcext:value-type="float">
            <text:p>81.2049605851</text:p>
          </table:table-cell>
          <table:table-cell table:style-name="ce7" table:formula="of:=1/[.E44]" office:value-type="float" office:value="47.5672250962712" calcext:value-type="float">
            <text:p>47.5672250963</text:p>
          </table:table-cell>
          <table:table-cell table:style-name="ce7" table:formula="of:=1/[.F44]" office:value-type="float" office:value="9.88845908381689" calcext:value-type="float">
            <text:p>9.8884590838</text:p>
          </table:table-cell>
          <table:table-cell table:style-name="ce7" table:formula="of:=1/[.G44]" office:value-type="float" office:value="8.49125721102408" calcext:value-type="float">
            <text:p>8.491257211</text:p>
          </table:table-cell>
          <table:table-cell table:style-name="ce7" table:formula="of:=1/[.H44]" office:value-type="float" office:value="7.29547904985452" calcext:value-type="float">
            <text:p>7.2954790499</text:p>
          </table:table-cell>
          <table:table-cell table:style-name="ce7" table:formula="of:=1/[.I44]" office:value-type="float" office:value="3.41690174432677" calcext:value-type="float">
            <text:p>3.416901744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KCF tracker update</text:p>
          </table:table-cell>
          <table:table-cell table:formula="of:=['x86_64-gtx1080-1296x972'.I42]" office:value-type="float" office:value="0.01588609862912" calcext:value-type="float">
            <text:p>0.0158860986</text:p>
          </table:table-cell>
          <table:table-cell table:formula="of:=['x86_64-gtx1080-1296x972'.I41]" office:value-type="float" office:value="0.12211859862912" calcext:value-type="float">
            <text:p>0.1221185986</text:p>
          </table:table-cell>
          <table:table-cell table:formula="of:=['x86_64-gtx1080-2016x1512'.I41]" office:value-type="float" office:value="0.29308739863032" calcext:value-type="float">
            <text:p>0.2930873986</text:p>
          </table:table-cell>
          <table:table-cell table:formula="of:=['x86_64-gtx1080-4032x3024'.I41]" office:value-type="float" office:value="1.10806599863074" calcext:value-type="float">
            <text:p>1.1080659986</text:p>
          </table:table-cell>
          <table:table-cell table:formula="of:=['armv7l-1296x972'.I42]" office:value-type="float" office:value="0.2229077908754" calcext:value-type="float">
            <text:p>0.2229077909</text:p>
          </table:table-cell>
          <table:table-cell table:formula="of:=['armv7l-1296x972'.I41]" office:value-type="float" office:value="3.1257899908754" calcext:value-type="float">
            <text:p>3.1257899909</text:p>
          </table:table-cell>
          <table:table-cell table:formula="of:=['armv7l-2016x1512'.I41]" office:value-type="float" office:value="9.5069719906876" calcext:value-type="float">
            <text:p>9.5069719907</text:p>
          </table:table-cell>
          <table:table-cell table:formula="of:=['armv7l-4032x3024'.I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6]" office:value-type="float" office:value="62.9481173034486" calcext:value-type="float">
            <text:p>62.9481173034</text:p>
          </table:table-cell>
          <table:table-cell table:style-name="ce7" table:formula="of:=1/[.C46]" office:value-type="float" office:value="8.18876085400429" calcext:value-type="float">
            <text:p>8.188760854</text:p>
          </table:table-cell>
          <table:table-cell table:style-name="ce7" table:formula="of:=1/[.D46]" office:value-type="float" office:value="3.41195153620825" calcext:value-type="float">
            <text:p>3.4119515362</text:p>
          </table:table-cell>
          <table:table-cell table:style-name="ce7" table:formula="of:=1/[.E46]" office:value-type="float" office:value="0.902473319491547" calcext:value-type="float">
            <text:p>0.9024733195</text:p>
          </table:table-cell>
          <table:table-cell table:style-name="ce7" table:formula="of:=1/[.F46]" office:value-type="float" office:value="4.48615993219804" calcext:value-type="float">
            <text:p>4.4861599322</text:p>
          </table:table-cell>
          <table:table-cell table:style-name="ce7" table:formula="of:=1/[.G46]" office:value-type="float" office:value="0.319919125379227" calcext:value-type="float">
            <text:p>0.3199191254</text:p>
          </table:table-cell>
          <table:table-cell table:style-name="ce7" table:formula="of:=1/[.H46]" office:value-type="float" office:value="0.105185962573523" calcext:value-type="float">
            <text:p>0.1051859626</text:p>
          </table:table-cell>
          <table:table-cell table:style-name="ce7" table:formula="of:=1/[.I46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MEDIANFLOW tracker update</text:p>
          </table:table-cell>
          <table:table-cell table:formula="of:=['x86_64-gtx1080-1296x972'.I44]" office:value-type="float" office:value="0.01057509862912" calcext:value-type="float">
            <text:p>0.0105750986</text:p>
          </table:table-cell>
          <table:table-cell table:formula="of:=['x86_64-gtx1080-1296x972'.I43]" office:value-type="float" office:value="0.01043907862912" calcext:value-type="float">
            <text:p>0.0104390786</text:p>
          </table:table-cell>
          <table:table-cell table:style-name="ce8" table:formula="of:=['x86_64-gtx1080-2016x1512'.I43]" office:value-type="float" office:value="0.01780107863032" calcext:value-type="float">
            <text:p>0.0178010786</text:p>
          </table:table-cell>
          <table:table-cell table:formula="of:=['x86_64-gtx1080-4032x3024'.I43]" office:value-type="float" office:value="0.08893885863074" calcext:value-type="float">
            <text:p>0.0889388586</text:p>
          </table:table-cell>
          <table:table-cell table:formula="of:=['armv7l-1296x972'.I44]" office:value-type="float" office:value="0.1307757908754" calcext:value-type="float">
            <text:p>0.1307757909</text:p>
          </table:table-cell>
          <table:table-cell table:formula="of:=['armv7l-1296x972'.I43]" office:value-type="float" office:value="0.1328615908754" calcext:value-type="float">
            <text:p>0.1328615909</text:p>
          </table:table-cell>
          <table:table-cell table:formula="of:=['armv7l-2016x1512'.I43]" office:value-type="float" office:value="0.3044901906876" calcext:value-type="float">
            <text:p>0.3044901907</text:p>
          </table:table-cell>
          <table:table-cell table:formula="of:=['armv7l-4032x3024'.I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8]" office:value-type="float" office:value="94.5617658114659" calcext:value-type="float">
            <text:p>94.5617658115</text:p>
          </table:table-cell>
          <table:table-cell table:style-name="ce7" table:formula="of:=1/[.C48]" office:value-type="float" office:value="95.7938947993439" calcext:value-type="float">
            <text:p>95.7938947993</text:p>
          </table:table-cell>
          <table:table-cell table:style-name="ce7" table:formula="of:=1/[.D48]" office:value-type="float" office:value="56.1763711495961" calcext:value-type="float">
            <text:p>56.1763711496</text:p>
          </table:table-cell>
          <table:table-cell table:style-name="ce7" table:formula="of:=1/[.E48]" office:value-type="float" office:value="11.2436792578128" calcext:value-type="float">
            <text:p>11.2436792578</text:p>
          </table:table-cell>
          <table:table-cell table:style-name="ce7" table:formula="of:=1/[.F48]" office:value-type="float" office:value="7.64667522410762" calcext:value-type="float">
            <text:p>7.6466752241</text:p>
          </table:table-cell>
          <table:table-cell table:style-name="ce7" table:formula="of:=1/[.G48]" office:value-type="float" office:value="7.52662973106967" calcext:value-type="float">
            <text:p>7.5266297311</text:p>
          </table:table-cell>
          <table:table-cell table:style-name="ce7" table:formula="of:=1/[.H48]" office:value-type="float" office:value="3.28417804771247" calcext:value-type="float">
            <text:p>3.2841780477</text:p>
          </table:table-cell>
          <table:table-cell table:style-name="ce7" table:formula="of:=1/[.I48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</text:p>
          </table:table-cell>
          <table:table-cell table:formula="of:=['x86_64-gtx1080-1296x972'.I18]" office:value-type="float" office:value="0.02852169862912" calcext:value-type="float">
            <text:p>0.0285216986</text:p>
          </table:table-cell>
          <table:table-cell table:formula="of:=['x86_64-gtx1080-1296x972'.I17]" office:value-type="float" office:value="0.18124759862912" calcext:value-type="float">
            <text:p>0.1812475986</text:p>
          </table:table-cell>
          <table:table-cell table:formula="of:=['x86_64-gtx1080-2016x1512'.I17]" office:value-type="float" office:value="0.42698819863032" calcext:value-type="float">
            <text:p>0.4269881986</text:p>
          </table:table-cell>
          <table:table-cell table:formula="of:=['x86_64-gtx1080-4032x3024'.I17]" office:value-type="float" office:value="1.69023599863074" calcext:value-type="float">
            <text:p>1.6902359986</text:p>
          </table:table-cell>
          <table:table-cell table:formula="of:=['armv7l-1296x972'.I18]" office:value-type="float" office:value="1.7128259908754" calcext:value-type="float">
            <text:p>1.7128259909</text:p>
          </table:table-cell>
          <table:table-cell table:formula="of:=['armv7l-1296x972'.I17]" office:value-type="float" office:value="12.0146799908754" calcext:value-type="float">
            <text:p>12.0146799909</text:p>
          </table:table-cell>
          <table:table-cell table:formula="of:=['armv7l-2016x1512'.I17]" office:value-type="float" office:value="29.4282199906876" calcext:value-type="float">
            <text:p>29.4282199907</text:p>
          </table:table-cell>
          <table:table-cell table:formula="of:=['armv7l-4032x3024'.I17]" office:value-type="float" office:value="119.132599990688" calcext:value-type="float">
            <text:p>119.1325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2]" office:value-type="float" office:value="35.0610253969594" calcext:value-type="float">
            <text:p>35.061025397</text:p>
          </table:table-cell>
          <table:table-cell table:style-name="ce7" table:formula="of:=1/[.C52]" office:value-type="float" office:value="5.5173144778942" calcext:value-type="float">
            <text:p>5.5173144779</text:p>
          </table:table-cell>
          <table:table-cell table:style-name="ce7" table:formula="of:=1/[.D52]" office:value-type="float" office:value="2.34198510218261" calcext:value-type="float">
            <text:p>2.3419851022</text:p>
          </table:table-cell>
          <table:table-cell table:style-name="ce7" table:formula="of:=1/[.E52]" office:value-type="float" office:value="0.59163335818791" calcext:value-type="float">
            <text:p>0.5916333582</text:p>
          </table:table-cell>
          <table:table-cell table:style-name="ce7" table:formula="of:=1/[.F52]" office:value-type="float" office:value="0.583830468084452" calcext:value-type="float">
            <text:p>0.5838304681</text:p>
          </table:table-cell>
          <table:table-cell table:style-name="ce7" table:formula="of:=1/[.G52]" office:value-type="float" office:value="0.0832315135117585" calcext:value-type="float">
            <text:p>0.0832315135</text:p>
          </table:table-cell>
          <table:table-cell table:style-name="ce7" table:formula="of:=1/[.H52]" office:value-type="float" office:value="0.0339809883274097" calcext:value-type="float">
            <text:p>0.0339809883</text:p>
          </table:table-cell>
          <table:table-cell table:style-name="ce7" table:formula="of:=1/[.I52]" office:value-type="float" office:value="0.00839400802197021" calcext:value-type="float">
            <text:p>0.008394008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HAAR</text:p>
          </table:table-cell>
          <table:table-cell table:formula="of:=['x86_64-gtx1080-1296x972'.I34]" office:value-type="float" office:value="0.01094355862912" calcext:value-type="float">
            <text:p>0.0109435586</text:p>
          </table:table-cell>
          <table:table-cell table:formula="of:=['x86_64-gtx1080-1296x972'.I33]" office:value-type="float" office:value="0.06247331862912" calcext:value-type="float">
            <text:p>0.0624733186</text:p>
          </table:table-cell>
          <table:table-cell table:formula="of:=['x86_64-gtx1080-2016x1512'.I33]" office:value-type="float" office:value="0.12178159863032" calcext:value-type="float">
            <text:p>0.1217815986</text:p>
          </table:table-cell>
          <table:table-cell table:formula="of:=['x86_64-gtx1080-4032x3024'.I33]" office:value-type="float" office:value="0.36969119863074" calcext:value-type="float">
            <text:p>0.3696911986</text:p>
          </table:table-cell>
          <table:table-cell table:formula="of:=['armv7l-1296x972'.I34]" office:value-type="float" office:value="0.1708283908754" calcext:value-type="float">
            <text:p>0.1708283909</text:p>
          </table:table-cell>
          <table:table-cell table:formula="of:=['armv7l-1296x972'.I33]" office:value-type="float" office:value="0.8649631908754" calcext:value-type="float">
            <text:p>0.8649631909</text:p>
          </table:table-cell>
          <table:table-cell table:formula="of:=['armv7l-2016x1512'.I33]" office:value-type="float" office:value="3.1533039906876" calcext:value-type="float">
            <text:p>3.1533039907</text:p>
          </table:table-cell>
          <table:table-cell table:formula="of:=['armv7l-4032x3024'.I33]" office:value-type="float" office:value="5.1528799906876" calcext:value-type="float">
            <text:p>5.15287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4]" office:value-type="float" office:value="91.3779542734001" calcext:value-type="float">
            <text:p>91.3779542734</text:p>
          </table:table-cell>
          <table:table-cell table:style-name="ce7" table:formula="of:=1/[.C54]" office:value-type="float" office:value="16.0068333481148" calcext:value-type="float">
            <text:p>16.0068333481</text:p>
          </table:table-cell>
          <table:table-cell table:style-name="ce7" table:formula="of:=1/[.D54]" office:value-type="float" office:value="8.2114211937355" calcext:value-type="float">
            <text:p>8.2114211937</text:p>
          </table:table-cell>
          <table:table-cell table:style-name="ce7" table:formula="of:=1/[.E54]" office:value-type="float" office:value="2.70496025792281" calcext:value-type="float">
            <text:p>2.7049602579</text:p>
          </table:table-cell>
          <table:table-cell table:style-name="ce7" table:formula="of:=1/[.F54]" office:value-type="float" office:value="5.85382789637928" calcext:value-type="float">
            <text:p>5.8538278964</text:p>
          </table:table-cell>
          <table:table-cell table:style-name="ce7" table:formula="of:=1/[.G54]" office:value-type="float" office:value="1.15611856151697" calcext:value-type="float">
            <text:p>1.1561185615</text:p>
          </table:table-cell>
          <table:table-cell table:style-name="ce7" table:formula="of:=1/[.H54]" office:value-type="float" office:value="0.317127686690918" calcext:value-type="float">
            <text:p>0.3171276867</text:p>
          </table:table-cell>
          <table:table-cell table:style-name="ce7" table:formula="of:=1/[.I54]" office:value-type="float" office:value="0.19406623127401" calcext:value-type="float">
            <text:p>0.194066231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land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landmarks</text:p>
          </table:table-cell>
          <table:table-cell table:formula="of:=['x86_64-gtx1080-1296x972'.I25]" office:value-type="float" office:value="0.00079552102912" calcext:value-type="float">
            <text:p>0.000795521</text:p>
          </table:table-cell>
          <table:table-cell table:formula="of:=['x86_64-gtx1080-1296x972'.I24]" office:value-type="float" office:value="0.00084410702912" calcext:value-type="float">
            <text:p>0.000844107</text:p>
          </table:table-cell>
          <table:table-cell table:formula="of:=['x86_64-gtx1080-2016x1512'.I24]" office:value-type="float" office:value="0.00087488343032" calcext:value-type="float">
            <text:p>0.0008748834</text:p>
          </table:table-cell>
          <table:table-cell table:formula="of:=['x86_64-gtx1080-4032x3024'.I24]" office:value-type="float" office:value="0.00091406443074" calcext:value-type="float">
            <text:p>0.0009140644</text:p>
          </table:table-cell>
          <table:table-cell table:formula="of:=['armv7l-1296x972'.I25]" office:value-type="float" office:value="0.0105200108754" calcext:value-type="float">
            <text:p>0.0105200109</text:p>
          </table:table-cell>
          <table:table-cell table:formula="of:=['armv7l-1296x972'.I24]" office:value-type="float" office:value="0.0112659308754" calcext:value-type="float">
            <text:p>0.0112659309</text:p>
          </table:table-cell>
          <table:table-cell table:formula="of:=['armv7l-2016x1512'.I24]" office:value-type="float" office:value="0.0113859706876" calcext:value-type="float">
            <text:p>0.0113859707</text:p>
          </table:table-cell>
          <table:table-cell table:formula="of:=['armv7l-4032x3024'.I24]" office:value-type="float" office:value="0.0118101506876" calcext:value-type="float">
            <text:p>0.0118101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8]" office:value-type="float" office:value="1257.03779459632" calcext:value-type="float">
            <text:p>1257.0377945963</text:p>
          </table:table-cell>
          <table:table-cell table:style-name="ce7" table:formula="of:=1/[.C58]" office:value-type="float" office:value="1184.68389138108" calcext:value-type="float">
            <text:p>1184.6838913811</text:p>
          </table:table-cell>
          <table:table-cell table:style-name="ce7" table:formula="of:=1/[.D58]" office:value-type="float" office:value="1143.00941741946" calcext:value-type="float">
            <text:p>1143.0094174195</text:p>
          </table:table-cell>
          <table:table-cell table:style-name="ce7" table:formula="of:=1/[.E58]" office:value-type="float" office:value="1094.01478317062" calcext:value-type="float">
            <text:p>1094.0147831706</text:p>
          </table:table-cell>
          <table:table-cell table:style-name="ce7" table:formula="of:=1/[.F58]" office:value-type="float" office:value="95.0569359522622" calcext:value-type="float">
            <text:p>95.0569359523</text:p>
          </table:table-cell>
          <table:table-cell table:style-name="ce7" table:formula="of:=1/[.G58]" office:value-type="float" office:value="88.7631933002158" calcext:value-type="float">
            <text:p>88.7631933002</text:p>
          </table:table-cell>
          <table:table-cell table:style-name="ce7" table:formula="of:=1/[.H58]" office:value-type="float" office:value="87.8273822616687" calcext:value-type="float">
            <text:p>87.8273822617</text:p>
          </table:table-cell>
          <table:table-cell table:style-name="ce7" table:formula="of:=1/[.I58]" office:value-type="float" office:value="84.6729247112778" calcext:value-type="float">
            <text:p>84.672924711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xtract face chip</text:p>
          </table:table-cell>
          <table:table-cell table:formula="of:=['x86_64-gtx1080-1296x972'.I22]" office:value-type="float" office:value="0.00049825002912" calcext:value-type="float">
            <text:p>0.00049825</text:p>
          </table:table-cell>
          <table:table-cell table:formula="of:=['x86_64-gtx1080-1296x972'.I21]" office:value-type="float" office:value="0.00208405262912" calcext:value-type="float">
            <text:p>0.0020840526</text:p>
          </table:table-cell>
          <table:table-cell table:formula="of:=['x86_64-gtx1080-2016x1512'.I21]" office:value-type="float" office:value="0.00418873463032" calcext:value-type="float">
            <text:p>0.0041887346</text:p>
          </table:table-cell>
          <table:table-cell table:formula="of:=['x86_64-gtx1080-4032x3024'.I21]" office:value-type="float" office:value="0.01641925863074" calcext:value-type="float">
            <text:p>0.0164192586</text:p>
          </table:table-cell>
          <table:table-cell table:formula="of:=['armv7l-1296x972'.I22]" office:value-type="float" office:value="0.0038506208754" calcext:value-type="float">
            <text:p>0.0038506209</text:p>
          </table:table-cell>
          <table:table-cell table:formula="of:=['armv7l-1296x972'.I21]" office:value-type="float" office:value="0.0154132908754" calcext:value-type="float">
            <text:p>0.0154132909</text:p>
          </table:table-cell>
          <table:table-cell table:formula="of:=['armv7l-2016x1512'.I21]" office:value-type="float" office:value="0.0311193306876" calcext:value-type="float">
            <text:p>0.0311193307</text:p>
          </table:table-cell>
          <table:table-cell table:formula="of:=['armv7l-4032x3024'.I21]" office:value-type="float" office:value="0.1316607906876" calcext:value-type="float">
            <text:p>0.131660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60]" office:value-type="float" office:value="2007.02446875152" calcext:value-type="float">
            <text:p>2007.0244687515</text:p>
          </table:table-cell>
          <table:table-cell table:style-name="ce7" table:formula="of:=1/[.C60]" office:value-type="float" office:value="479.834331449803" calcext:value-type="float">
            <text:p>479.8343314498</text:p>
          </table:table-cell>
          <table:table-cell table:style-name="ce7" table:formula="of:=1/[.D60]" office:value-type="float" office:value="238.735582044644" calcext:value-type="float">
            <text:p>238.7355820446</text:p>
          </table:table-cell>
          <table:table-cell table:style-name="ce7" table:formula="of:=1/[.E60]" office:value-type="float" office:value="60.9040896723442" calcext:value-type="float">
            <text:p>60.9040896723</text:p>
          </table:table-cell>
          <table:table-cell table:style-name="ce7" table:formula="of:=1/[.F60]" office:value-type="float" office:value="259.69837913376" calcext:value-type="float">
            <text:p>259.6983791338</text:p>
          </table:table-cell>
          <table:table-cell table:style-name="ce7" table:formula="of:=1/[.G60]" office:value-type="float" office:value="64.879071450992" calcext:value-type="float">
            <text:p>64.879071451</text:p>
          </table:table-cell>
          <table:table-cell table:style-name="ce7" table:formula="of:=1/[.H60]" office:value-type="float" office:value="32.1343672214154" calcext:value-type="float">
            <text:p>32.1343672214</text:p>
          </table:table-cell>
          <table:table-cell table:style-name="ce7" table:formula="of:=1/[.I60]" office:value-type="float" office:value="7.59527566846203" calcext:value-type="float">
            <text:p>7.5952756685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descriptor</text:p>
          </table:table-cell>
          <table:table-cell/>
          <table:table-cell table:formula="of:=['x86_64-gtx1080-1296x972'.I23]" office:value-type="float" office:value="0.00226924262912" calcext:value-type="float">
            <text:p>0.0022692426</text:p>
          </table:table-cell>
          <table:table-cell table:number-columns-repeated="3"/>
          <table:table-cell table:formula="of:=['armv7l-1296x972'.I23]" office:value-type="float" office:value="0.5631711908754" calcext:value-type="float">
            <text:p>0.5631711909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7" table:formula="of:=1/[.C64]" office:value-type="float" office:value="440.675662957995" calcext:value-type="float">
            <text:p>440.675662958</text:p>
          </table:table-cell>
          <table:table-cell table:style-name="ce7" table:number-columns-repeated="3"/>
          <table:table-cell table:style-name="ce7" table:formula="of:=1/[.G64]" office:value-type="float" office:value="1.77565901133115" calcext:value-type="float">
            <text:p>1.7756590113</text:p>
          </table:table-cell>
          <table:table-cell table:style-name="ce7" table:number-columns-repeated="1017"/>
        </table:table-row>
      </table:table>
      <table:table table:name="x86_64-gtx1080-1296x972" table:style-name="ta1">
        <table:table-column table:style-name="co4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3812" calcext:value-type="float">
            <text:p>0.123812</text:p>
          </table:table-cell>
          <table:table-cell office:value-type="float" office:value="0.113401" calcext:value-type="float">
            <text:p>0.113401</text:p>
          </table:table-cell>
          <table:table-cell office:value-type="float" office:value="0.124419" calcext:value-type="float">
            <text:p>0.124419</text:p>
          </table:table-cell>
          <table:table-cell office:value-type="float" office:value="0.123875" calcext:value-type="float">
            <text:p>0.123875</text:p>
          </table:table-cell>
          <table:table-cell table:formula="of:=SUM([.B41:.F41])" office:value-type="float" office:value="0.610593" calcext:value-type="float">
            <text:p>0.610593</text:p>
          </table:table-cell>
          <table:table-cell table:formula="of:=[.G41]/5" office:value-type="float" office:value="0.1221186" calcext:value-type="float">
            <text:p>0.1221186</text:p>
          </table:table-cell>
          <table:table-cell table:formula="of:=[.H41]-[.$H$2]" office:value-type="float" office:value="0.12211859862912" calcext:value-type="float">
            <text:p>0.1221185986</text:p>
          </table:table-cell>
          <table:table-cell table:formula="of:=1/[.I41]" office:value-type="float" office:value="8.18876085400429" calcext:value-type="float">
            <text:p>8.1887608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59103" calcext:value-type="float">
            <text:p>0.0159103</text:p>
          </table:table-cell>
          <table:table-cell office:value-type="float" office:value="0.0157021" calcext:value-type="float">
            <text:p>0.0157021</text:p>
          </table:table-cell>
          <table:table-cell office:value-type="float" office:value="0.0159451" calcext:value-type="float">
            <text:p>0.0159451</text:p>
          </table:table-cell>
          <table:table-cell office:value-type="float" office:value="0.0159013" calcext:value-type="float">
            <text:p>0.0159013</text:p>
          </table:table-cell>
          <table:table-cell office:value-type="float" office:value="0.0159717" calcext:value-type="float">
            <text:p>0.0159717</text:p>
          </table:table-cell>
          <table:table-cell table:formula="of:=SUM([.B42:.F42])" office:value-type="float" office:value="0.0794305" calcext:value-type="float">
            <text:p>0.0794305</text:p>
          </table:table-cell>
          <table:table-cell table:formula="of:=[.G42]/5" office:value-type="float" office:value="0.0158861" calcext:value-type="float">
            <text:p>0.0158861</text:p>
          </table:table-cell>
          <table:table-cell table:formula="of:=[.H42]-[.$H$2]" office:value-type="float" office:value="0.01588609862912" calcext:value-type="float">
            <text:p>0.0158860986</text:p>
          </table:table-cell>
          <table:table-cell table:formula="of:=1/[.I42]" office:value-type="float" office:value="62.9481173034486" calcext:value-type="float">
            <text:p>62.9481173034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06578" calcext:value-type="float">
            <text:p>0.0106578</text:p>
          </table:table-cell>
          <table:table-cell office:value-type="float" office:value="0.0096254" calcext:value-type="float">
            <text:p>0.0096254</text:p>
          </table:table-cell>
          <table:table-cell office:value-type="float" office:value="0.0106721" calcext:value-type="float">
            <text:p>0.0106721</text:p>
          </table:table-cell>
          <table:table-cell office:value-type="float" office:value="0.0106209" calcext:value-type="float">
            <text:p>0.0106209</text:p>
          </table:table-cell>
          <table:table-cell office:value-type="float" office:value="0.0106192" calcext:value-type="float">
            <text:p>0.0106192</text:p>
          </table:table-cell>
          <table:table-cell table:formula="of:=SUM([.B43:.F43])" office:value-type="float" office:value="0.0521954" calcext:value-type="float">
            <text:p>0.0521954</text:p>
          </table:table-cell>
          <table:table-cell table:formula="of:=[.G43]/5" office:value-type="float" office:value="0.01043908" calcext:value-type="float">
            <text:p>0.01043908</text:p>
          </table:table-cell>
          <table:table-cell table:formula="of:=[.H43]-[.$H$2]" office:value-type="float" office:value="0.01043907862912" calcext:value-type="float">
            <text:p>0.0104390786</text:p>
          </table:table-cell>
          <table:table-cell table:formula="of:=1/[.I43]" office:value-type="float" office:value="95.7938947993439" calcext:value-type="float">
            <text:p>95.7938947993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06556" calcext:value-type="float">
            <text:p>0.0106556</text:p>
          </table:table-cell>
          <table:table-cell office:value-type="float" office:value="0.0102325" calcext:value-type="float">
            <text:p>0.0102325</text:p>
          </table:table-cell>
          <table:table-cell office:value-type="float" office:value="0.0106623" calcext:value-type="float">
            <text:p>0.0106623</text:p>
          </table:table-cell>
          <table:table-cell office:value-type="float" office:value="0.0107369" calcext:value-type="float">
            <text:p>0.0107369</text:p>
          </table:table-cell>
          <table:table-cell office:value-type="float" office:value="0.0105882" calcext:value-type="float">
            <text:p>0.0105882</text:p>
          </table:table-cell>
          <table:table-cell table:formula="of:=SUM([.B44:.F44])" office:value-type="float" office:value="0.0528755" calcext:value-type="float">
            <text:p>0.0528755</text:p>
          </table:table-cell>
          <table:table-cell table:formula="of:=[.G44]/5" office:value-type="float" office:value="0.0105751" calcext:value-type="float">
            <text:p>0.0105751</text:p>
          </table:table-cell>
          <table:table-cell table:formula="of:=[.H44]-[.$H$2]" office:value-type="float" office:value="0.01057509862912" calcext:value-type="float">
            <text:p>0.0105750986</text:p>
          </table:table-cell>
          <table:table-cell table:formula="of:=1/[.I44]" office:value-type="float" office:value="94.5617658114659" calcext:value-type="float">
            <text:p>94.5617658115</text:p>
          </table:table-cell>
        </table:table-row>
      </table:table>
      <table:table table:name="x86_64-gtx1080-2016x1512" table:style-name="ta1">
        <table:table-column table:style-name="co5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293277" calcext:value-type="float">
            <text:p>0.293277</text:p>
          </table:table-cell>
          <table:table-cell office:value-type="float" office:value="0.293101" calcext:value-type="float">
            <text:p>0.293101</text:p>
          </table:table-cell>
          <table:table-cell office:value-type="float" office:value="0.292849" calcext:value-type="float">
            <text:p>0.292849</text:p>
          </table:table-cell>
          <table:table-cell office:value-type="float" office:value="0.293143" calcext:value-type="float">
            <text:p>0.293143</text:p>
          </table:table-cell>
          <table:table-cell office:value-type="float" office:value="0.293067" calcext:value-type="float">
            <text:p>0.293067</text:p>
          </table:table-cell>
          <table:table-cell table:formula="of:=SUM([.B41:.F41])" office:value-type="float" office:value="1.465437" calcext:value-type="float">
            <text:p>1.465437</text:p>
          </table:table-cell>
          <table:table-cell table:formula="of:=[.G41]/5" office:value-type="float" office:value="0.2930874" calcext:value-type="float">
            <text:p>0.2930874</text:p>
          </table:table-cell>
          <table:table-cell table:formula="of:=[.H41]-[.$H$2]" office:value-type="float" office:value="0.29308739863032" calcext:value-type="float">
            <text:p>0.2930873986</text:p>
          </table:table-cell>
          <table:table-cell table:formula="of:=1/[.I41]" office:value-type="float" office:value="3.41195153620825" calcext:value-type="float">
            <text:p>3.4119515362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89355" calcext:value-type="float">
            <text:p>0.0189355</text:p>
          </table:table-cell>
          <table:table-cell office:value-type="float" office:value="0.0186233" calcext:value-type="float">
            <text:p>0.0186233</text:p>
          </table:table-cell>
          <table:table-cell office:value-type="float" office:value="0.0187345" calcext:value-type="float">
            <text:p>0.0187345</text:p>
          </table:table-cell>
          <table:table-cell office:value-type="float" office:value="0.0187938" calcext:value-type="float">
            <text:p>0.0187938</text:p>
          </table:table-cell>
          <table:table-cell office:value-type="float" office:value="0.019026" calcext:value-type="float">
            <text:p>0.019026</text:p>
          </table:table-cell>
          <table:table-cell table:formula="of:=SUM([.B42:.F42])" office:value-type="float" office:value="0.0941131" calcext:value-type="float">
            <text:p>0.0941131</text:p>
          </table:table-cell>
          <table:table-cell table:formula="of:=[.G42]/5" office:value-type="float" office:value="0.01882262" calcext:value-type="float">
            <text:p>0.01882262</text:p>
          </table:table-cell>
          <table:table-cell table:formula="of:=[.H42]-[.$H$2]" office:value-type="float" office:value="0.01882261863032" calcext:value-type="float">
            <text:p>0.0188226186</text:p>
          </table:table-cell>
          <table:table-cell table:formula="of:=1/[.I42]" office:value-type="float" office:value="53.127570591542" calcext:value-type="float">
            <text:p>53.1275705915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83769" calcext:value-type="float">
            <text:p>0.0183769</text:p>
          </table:table-cell>
          <table:table-cell office:value-type="float" office:value="0.0176726" calcext:value-type="float">
            <text:p>0.0176726</text:p>
          </table:table-cell>
          <table:table-cell office:value-type="float" office:value="0.0176093" calcext:value-type="float">
            <text:p>0.0176093</text:p>
          </table:table-cell>
          <table:table-cell office:value-type="float" office:value="0.0177766" calcext:value-type="float">
            <text:p>0.0177766</text:p>
          </table:table-cell>
          <table:table-cell office:value-type="float" office:value="0.01757" calcext:value-type="float">
            <text:p>0.01757</text:p>
          </table:table-cell>
          <table:table-cell table:formula="of:=SUM([.B43:.F43])" office:value-type="float" office:value="0.0890054" calcext:value-type="float">
            <text:p>0.0890054</text:p>
          </table:table-cell>
          <table:table-cell table:formula="of:=[.G43]/5" office:value-type="float" office:value="0.01780108" calcext:value-type="float">
            <text:p>0.01780108</text:p>
          </table:table-cell>
          <table:table-cell table:formula="of:=[.H43]-[.$H$2]" office:value-type="float" office:value="0.01780107863032" calcext:value-type="float">
            <text:p>0.0178010786</text:p>
          </table:table-cell>
          <table:table-cell table:formula="of:=1/[.I43]" office:value-type="float" office:value="56.1763711495961" calcext:value-type="float">
            <text:p>56.1763711496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98774" calcext:value-type="float">
            <text:p>0.0198774</text:p>
          </table:table-cell>
          <table:table-cell office:value-type="float" office:value="0.0175763" calcext:value-type="float">
            <text:p>0.0175763</text:p>
          </table:table-cell>
          <table:table-cell office:value-type="float" office:value="0.0176146" calcext:value-type="float">
            <text:p>0.0176146</text:p>
          </table:table-cell>
          <table:table-cell office:value-type="float" office:value="0.0175607" calcext:value-type="float">
            <text:p>0.0175607</text:p>
          </table:table-cell>
          <table:table-cell office:value-type="float" office:value="0.0176778" calcext:value-type="float">
            <text:p>0.0176778</text:p>
          </table:table-cell>
          <table:table-cell table:formula="of:=SUM([.B44:.F44])" office:value-type="float" office:value="0.0903068" calcext:value-type="float">
            <text:p>0.0903068</text:p>
          </table:table-cell>
          <table:table-cell table:formula="of:=[.G44]/5" office:value-type="float" office:value="0.01806136" calcext:value-type="float">
            <text:p>0.01806136</text:p>
          </table:table-cell>
          <table:table-cell table:formula="of:=[.H44]-[.$H$2]" office:value-type="float" office:value="0.01806135863032" calcext:value-type="float">
            <text:p>0.0180613586</text:p>
          </table:table-cell>
          <table:table-cell table:formula="of:=1/[.I44]" office:value-type="float" office:value="55.3668204296258" calcext:value-type="float">
            <text:p>55.3668204296</text:p>
          </table:table-cell>
        </table:table-row>
      </table:table>
      <table:table table:name="x86_64-gtx1080-4032x3024" table:style-name="ta1">
        <table:table-column table:style-name="co3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1.10893" calcext:value-type="float">
            <text:p>1.10893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1.10566" calcext:value-type="float">
            <text:p>1.10566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.11029" calcext:value-type="float">
            <text:p>1.11029</text:p>
          </table:table-cell>
          <table:table-cell table:formula="of:=SUM([.B41:.F41])" office:value-type="float" office:value="5.54033" calcext:value-type="float">
            <text:p>5.54033</text:p>
          </table:table-cell>
          <table:table-cell table:formula="of:=[.G41]/5" office:value-type="float" office:value="1.108066" calcext:value-type="float">
            <text:p>1.108066</text:p>
          </table:table-cell>
          <table:table-cell table:formula="of:=[.H41]-[.$H$2]" office:value-type="float" office:value="1.10806599863074" calcext:value-type="float">
            <text:p>1.1080659986</text:p>
          </table:table-cell>
          <table:table-cell table:formula="of:=1/[.I41]" office:value-type="float" office:value="0.902473319491547" calcext:value-type="float">
            <text:p>0.9024733195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374336" calcext:value-type="float">
            <text:p>0.0374336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363724" calcext:value-type="float">
            <text:p>0.0363724</text:p>
          </table:table-cell>
          <table:table-cell office:value-type="float" office:value="0.0363905" calcext:value-type="float">
            <text:p>0.0363905</text:p>
          </table:table-cell>
          <table:table-cell office:value-type="float" office:value="0.0374547" calcext:value-type="float">
            <text:p>0.0374547</text:p>
          </table:table-cell>
          <table:table-cell table:formula="of:=SUM([.B42:.F42])" office:value-type="float" office:value="0.183774" calcext:value-type="float">
            <text:p>0.183774</text:p>
          </table:table-cell>
          <table:table-cell table:formula="of:=[.G42]/5" office:value-type="float" office:value="0.0367548" calcext:value-type="float">
            <text:p>0.0367548</text:p>
          </table:table-cell>
          <table:table-cell table:formula="of:=[.H42]-[.$H$2]" office:value-type="float" office:value="0.03675479863074" calcext:value-type="float">
            <text:p>0.0367547986</text:p>
          </table:table-cell>
          <table:table-cell table:formula="of:=1/[.I42]" office:value-type="float" office:value="27.2073317567749" calcext:value-type="float">
            <text:p>27.2073317568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893582" calcext:value-type="float">
            <text:p>0.0893582</text:p>
          </table:table-cell>
          <table:table-cell office:value-type="float" office:value="0.0898547" calcext:value-type="float">
            <text:p>0.0898547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877458" calcext:value-type="float">
            <text:p>0.0877458</text:p>
          </table:table-cell>
          <table:table-cell office:value-type="float" office:value="0.0893156" calcext:value-type="float">
            <text:p>0.0893156</text:p>
          </table:table-cell>
          <table:table-cell table:formula="of:=SUM([.B43:.F43])" office:value-type="float" office:value="0.4446943" calcext:value-type="float">
            <text:p>0.4446943</text:p>
          </table:table-cell>
          <table:table-cell table:formula="of:=[.G43]/5" office:value-type="float" office:value="0.08893886" calcext:value-type="float">
            <text:p>0.08893886</text:p>
          </table:table-cell>
          <table:table-cell table:formula="of:=[.H43]-[.$H$2]" office:value-type="float" office:value="0.08893885863074" calcext:value-type="float">
            <text:p>0.0889388586</text:p>
          </table:table-cell>
          <table:table-cell table:formula="of:=1/[.I43]" office:value-type="float" office:value="11.2436792578128" calcext:value-type="float">
            <text:p>11.2436792578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890775" calcext:value-type="float">
            <text:p>0.0890775</text:p>
          </table:table-cell>
          <table:table-cell office:value-type="float" office:value="0.0874403" calcext:value-type="float">
            <text:p>0.0874403</text:p>
          </table:table-cell>
          <table:table-cell office:value-type="float" office:value="0.0877005" calcext:value-type="float">
            <text:p>0.0877005</text:p>
          </table:table-cell>
          <table:table-cell office:value-type="float" office:value="0.0879551" calcext:value-type="float">
            <text:p>0.0879551</text:p>
          </table:table-cell>
          <table:table-cell office:value-type="float" office:value="0.0895829" calcext:value-type="float">
            <text:p>0.0895829</text:p>
          </table:table-cell>
          <table:table-cell table:formula="of:=SUM([.B44:.F44])" office:value-type="float" office:value="0.4417563" calcext:value-type="float">
            <text:p>0.4417563</text:p>
          </table:table-cell>
          <table:table-cell table:formula="of:=[.G44]/5" office:value-type="float" office:value="0.08835126" calcext:value-type="float">
            <text:p>0.08835126</text:p>
          </table:table-cell>
          <table:table-cell table:formula="of:=[.H44]-[.$H$2]" office:value-type="float" office:value="0.08835125863074" calcext:value-type="float">
            <text:p>0.0883512586</text:p>
          </table:table-cell>
          <table:table-cell table:formula="of:=1/[.I44]" office:value-type="float" office:value="11.3184578861457" calcext:value-type="float">
            <text:p>11.3184578861</text:p>
          </table:table-cell>
        </table:table-row>
      </table:table>
      <table:table table:name="armv7l-1296x972" table:style-name="ta1">
        <table:table-column table:style-name="co7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3.12412" calcext:value-type="float">
            <text:p>3.12412</text:p>
          </table:table-cell>
          <table:table-cell office:value-type="float" office:value="3.12672" calcext:value-type="float">
            <text:p>3.12672</text:p>
          </table:table-cell>
          <table:table-cell office:value-type="float" office:value="3.12508" calcext:value-type="float">
            <text:p>3.12508</text:p>
          </table:table-cell>
          <table:table-cell office:value-type="float" office:value="3.1272" calcext:value-type="float">
            <text:p>3.1272</text:p>
          </table:table-cell>
          <table:table-cell office:value-type="float" office:value="3.12583" calcext:value-type="float">
            <text:p>3.12583</text:p>
          </table:table-cell>
          <table:table-cell table:formula="of:=SUM([.B41:.F41])" office:value-type="float" office:value="15.62895" calcext:value-type="float">
            <text:p>15.62895</text:p>
          </table:table-cell>
          <table:table-cell table:formula="of:=[.G41]/5" office:value-type="float" office:value="3.12579" calcext:value-type="float">
            <text:p>3.12579</text:p>
          </table:table-cell>
          <table:table-cell table:formula="of:=[.H41]-[.$H$2]" office:value-type="float" office:value="3.1257899908754" calcext:value-type="float">
            <text:p>3.1257899909</text:p>
          </table:table-cell>
          <table:table-cell table:formula="of:=1/[.I41]" office:value-type="float" office:value="0.319919125379227" calcext:value-type="float">
            <text:p>0.31991912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223584" calcext:value-type="float">
            <text:p>0.223584</text:p>
          </table:table-cell>
          <table:table-cell office:value-type="float" office:value="0.222812" calcext:value-type="float">
            <text:p>0.222812</text:p>
          </table:table-cell>
          <table:table-cell office:value-type="float" office:value="0.223043" calcext:value-type="float">
            <text:p>0.223043</text:p>
          </table:table-cell>
          <table:table-cell office:value-type="float" office:value="0.221766" calcext:value-type="float">
            <text:p>0.221766</text:p>
          </table:table-cell>
          <table:table-cell office:value-type="float" office:value="0.223334" calcext:value-type="float">
            <text:p>0.223334</text:p>
          </table:table-cell>
          <table:table-cell table:formula="of:=SUM([.B42:.F42])" office:value-type="float" office:value="1.114539" calcext:value-type="float">
            <text:p>1.114539</text:p>
          </table:table-cell>
          <table:table-cell table:formula="of:=[.G42]/5" office:value-type="float" office:value="0.2229078" calcext:value-type="float">
            <text:p>0.2229078</text:p>
          </table:table-cell>
          <table:table-cell table:formula="of:=[.H42]-[.$H$2]" office:value-type="float" office:value="0.2229077908754" calcext:value-type="float">
            <text:p>0.2229077909</text:p>
          </table:table-cell>
          <table:table-cell table:formula="of:=1/[.I42]" office:value-type="float" office:value="4.48615993219804" calcext:value-type="float">
            <text:p>4.4861599322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132324" calcext:value-type="float">
            <text:p>0.132324</text:p>
          </table:table-cell>
          <table:table-cell office:value-type="float" office:value="0.131807" calcext:value-type="float">
            <text:p>0.131807</text:p>
          </table:table-cell>
          <table:table-cell office:value-type="float" office:value="0.132392" calcext:value-type="float">
            <text:p>0.132392</text:p>
          </table:table-cell>
          <table:table-cell office:value-type="float" office:value="0.133524" calcext:value-type="float">
            <text:p>0.133524</text:p>
          </table:table-cell>
          <table:table-cell office:value-type="float" office:value="0.134261" calcext:value-type="float">
            <text:p>0.134261</text:p>
          </table:table-cell>
          <table:table-cell table:formula="of:=SUM([.B43:.F43])" office:value-type="float" office:value="0.664308" calcext:value-type="float">
            <text:p>0.664308</text:p>
          </table:table-cell>
          <table:table-cell table:formula="of:=[.G43]/5" office:value-type="float" office:value="0.1328616" calcext:value-type="float">
            <text:p>0.1328616</text:p>
          </table:table-cell>
          <table:table-cell table:formula="of:=[.H43]-[.$H$2]" office:value-type="float" office:value="0.1328615908754" calcext:value-type="float">
            <text:p>0.1328615909</text:p>
          </table:table-cell>
          <table:table-cell table:formula="of:=1/[.I43]" office:value-type="float" office:value="7.52662973106967" calcext:value-type="float">
            <text:p>7.5266297311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0.130497" calcext:value-type="float">
            <text:p>0.130497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0.131005" calcext:value-type="float">
            <text:p>0.131005</text:p>
          </table:table-cell>
          <table:table-cell office:value-type="float" office:value="0.130307" calcext:value-type="float">
            <text:p>0.130307</text:p>
          </table:table-cell>
          <table:table-cell table:formula="of:=SUM([.B44:.F44])" office:value-type="float" office:value="0.653879" calcext:value-type="float">
            <text:p>0.653879</text:p>
          </table:table-cell>
          <table:table-cell table:formula="of:=[.G44]/5" office:value-type="float" office:value="0.1307758" calcext:value-type="float">
            <text:p>0.1307758</text:p>
          </table:table-cell>
          <table:table-cell table:formula="of:=[.H44]-[.$H$2]" office:value-type="float" office:value="0.1307757908754" calcext:value-type="float">
            <text:p>0.1307757909</text:p>
          </table:table-cell>
          <table:table-cell table:formula="of:=1/[.I44]" office:value-type="float" office:value="7.64667522410762" calcext:value-type="float">
            <text:p>7.6466752241</text:p>
          </table:table-cell>
        </table:table-row>
      </table:table>
      <table:table table:name="armv7l-2016x1512" table:style-name="ta1">
        <table:table-column table:style-name="co6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9.50403" calcext:value-type="float">
            <text:p>9.50403</text:p>
          </table:table-cell>
          <table:table-cell office:value-type="float" office:value="9.50814" calcext:value-type="float">
            <text:p>9.50814</text:p>
          </table:table-cell>
          <table:table-cell office:value-type="float" office:value="9.50802" calcext:value-type="float">
            <text:p>9.50802</text:p>
          </table:table-cell>
          <table:table-cell office:value-type="float" office:value="9.50565" calcext:value-type="float">
            <text:p>9.50565</text:p>
          </table:table-cell>
          <table:table-cell office:value-type="float" office:value="9.50902" calcext:value-type="float">
            <text:p>9.50902</text:p>
          </table:table-cell>
          <table:table-cell table:formula="of:=SUM([.B41:.F41])" office:value-type="float" office:value="47.53486" calcext:value-type="float">
            <text:p>47.53486</text:p>
          </table:table-cell>
          <table:table-cell table:formula="of:=[.G41]/5" office:value-type="float" office:value="9.506972" calcext:value-type="float">
            <text:p>9.506972</text:p>
          </table:table-cell>
          <table:table-cell table:formula="of:=[.H41]-[.$H$2]" office:value-type="float" office:value="9.5069719906876" calcext:value-type="float">
            <text:p>9.5069719907</text:p>
          </table:table-cell>
          <table:table-cell table:formula="of:=1/[.I41]" office:value-type="float" office:value="0.105185962573523" calcext:value-type="float">
            <text:p>0.1051859626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237673" calcext:value-type="float">
            <text:p>0.237673</text:p>
          </table:table-cell>
          <table:table-cell office:value-type="float" office:value="0.238766" calcext:value-type="float">
            <text:p>0.238766</text:p>
          </table:table-cell>
          <table:table-cell office:value-type="float" office:value="0.237378" calcext:value-type="float">
            <text:p>0.237378</text:p>
          </table:table-cell>
          <table:table-cell office:value-type="float" office:value="0.238861" calcext:value-type="float">
            <text:p>0.238861</text:p>
          </table:table-cell>
          <table:table-cell office:value-type="float" office:value="0.237676" calcext:value-type="float">
            <text:p>0.237676</text:p>
          </table:table-cell>
          <table:table-cell table:formula="of:=SUM([.B42:.F42])" office:value-type="float" office:value="1.190354" calcext:value-type="float">
            <text:p>1.190354</text:p>
          </table:table-cell>
          <table:table-cell table:formula="of:=[.G42]/5" office:value-type="float" office:value="0.2380708" calcext:value-type="float">
            <text:p>0.2380708</text:p>
          </table:table-cell>
          <table:table-cell table:formula="of:=[.H42]-[.$H$2]" office:value-type="float" office:value="0.2380707906876" calcext:value-type="float">
            <text:p>0.2380707907</text:p>
          </table:table-cell>
          <table:table-cell table:formula="of:=1/[.I42]" office:value-type="float" office:value="4.20043129655588" calcext:value-type="float">
            <text:p>4.2004312966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304227" calcext:value-type="float">
            <text:p>0.304227</text:p>
          </table:table-cell>
          <table:table-cell office:value-type="float" office:value="0.304234" calcext:value-type="float">
            <text:p>0.304234</text:p>
          </table:table-cell>
          <table:table-cell office:value-type="float" office:value="0.304775" calcext:value-type="float">
            <text:p>0.304775</text:p>
          </table:table-cell>
          <table:table-cell office:value-type="float" office:value="0.305885" calcext:value-type="float">
            <text:p>0.305885</text:p>
          </table:table-cell>
          <table:table-cell office:value-type="float" office:value="0.30333" calcext:value-type="float">
            <text:p>0.30333</text:p>
          </table:table-cell>
          <table:table-cell table:formula="of:=SUM([.B43:.F43])" office:value-type="float" office:value="1.522451" calcext:value-type="float">
            <text:p>1.522451</text:p>
          </table:table-cell>
          <table:table-cell table:formula="of:=[.G43]/5" office:value-type="float" office:value="0.3044902" calcext:value-type="float">
            <text:p>0.3044902</text:p>
          </table:table-cell>
          <table:table-cell table:formula="of:=[.H43]-[.$H$2]" office:value-type="float" office:value="0.3044901906876" calcext:value-type="float">
            <text:p>0.3044901907</text:p>
          </table:table-cell>
          <table:table-cell table:formula="of:=1/[.I43]" office:value-type="float" office:value="3.28417804771247" calcext:value-type="float">
            <text:p>3.2841780477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304375" calcext:value-type="float">
            <text:p>0.304375</text:p>
          </table:table-cell>
          <table:table-cell office:value-type="float" office:value="0.304121" calcext:value-type="float">
            <text:p>0.304121</text:p>
          </table:table-cell>
          <table:table-cell office:value-type="float" office:value="0.303401" calcext:value-type="float">
            <text:p>0.303401</text:p>
          </table:table-cell>
          <table:table-cell office:value-type="float" office:value="0.302405" calcext:value-type="float">
            <text:p>0.302405</text:p>
          </table:table-cell>
          <table:table-cell office:value-type="float" office:value="0.303263" calcext:value-type="float">
            <text:p>0.303263</text:p>
          </table:table-cell>
          <table:table-cell table:formula="of:=SUM([.B44:.F44])" office:value-type="float" office:value="1.517565" calcext:value-type="float">
            <text:p>1.517565</text:p>
          </table:table-cell>
          <table:table-cell table:formula="of:=[.G44]/5" office:value-type="float" office:value="0.303513" calcext:value-type="float">
            <text:p>0.303513</text:p>
          </table:table-cell>
          <table:table-cell table:formula="of:=[.H44]-[.$H$2]" office:value-type="float" office:value="0.3035129906876" calcext:value-type="float">
            <text:p>0.3035129907</text:p>
          </table:table-cell>
          <table:table-cell table:formula="of:=1/[.I44]" office:value-type="float" office:value="3.29475189096364" calcext:value-type="float">
            <text:p>3.294751891</text:p>
          </table:table-cell>
        </table:table-row>
      </table:table>
      <table:table table:name="armv7l-4032x3024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0:20:31.153329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3:54.724515002</meta:creation-date>
    <dc:date>2018-08-20T10:26:37.715914364</dc:date>
    <meta:editing-duration>P3DT19H45M19S</meta:editing-duration>
    <meta:editing-cycles>27</meta:editing-cycles>
    <meta:generator>LibreOffice/5.1.6.2$Linux_X86_64 LibreOffice_project/10m0$Build-2</meta:generator>
    <meta:document-statistic meta:table-count="7" meta:cell-count="2982" meta:object-count="0"/>
  </office:meta>
</office:document-meta>
</file>